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style:use-window-font-color="true"/>
    </style:style>
    <style:style style:name="ce2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ff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SR" table:style-name="ta1">
        <table:shapes>
          <draw:frame draw:z-index="0" draw:style-name="gr1" draw:text-style-name="P1" svg:width="210mm" svg:height="100mm" svg:x="86.74mm" svg:y="118.64mm">
            <draw:object draw:notify-on-update-of-ranges="ISR.E17:ISR.Y17 ISR.D18:ISR.D18 ISR.E18:ISR.Y18 ISR.D19:ISR.D19 ISR.E19:ISR.Y19 ISR.D20:ISR.D20 ISR.E20:ISR.Y20 ISR.D21:ISR.D21 ISR.E21:ISR.Y21 ISR.D22:ISR.D22 ISR.E22:ISR.Y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string" calcext:value-type="string">
            <text:p>フォルダ</text:p>
          </table:table-cell>
          <table:table-cell/>
          <table:table-cell office:value-type="string" calcext:value-type="string">
            <text:p>備考AGG5,CONS6</text:p>
          </table:table-cell>
          <table:table-cell table:number-columns-repeated="2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witch_agg_rate data from 14 to 19 ( INT )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string" calcext:value-type="string">
            <text:p>AGG RATE</text:p>
          </table:table-cell>
          <table:table-cell table:number-columns-repeated="2"/>
          <table:table-cell office:value-type="string" calcext:value-type="string">
            <text:p>ISR=5</text:p>
          </table:table-cell>
          <table:table-cell office:value-type="float" office:value="1" calcext:value-type="float">
            <text:p>1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9671" calcext:value-type="float">
            <text:p>0.9671</text:p>
          </table:table-cell>
          <table:table-cell office:value-type="float" office:value="0.9948" calcext:value-type="float">
            <text:p>0.9948</text:p>
          </table:table-cell>
          <table:table-cell office:value-type="float" office:value="1" calcext:value-type="float">
            <text:p>1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821" calcext:value-type="float">
            <text:p>0.982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7661" calcext:value-type="float">
            <text:p>0.7661</text:p>
          </table:table-cell>
          <table:table-cell office:value-type="float" office:value="1" calcext:value-type="float">
            <text:p>1</text:p>
          </table:table-cell>
          <table:table-cell office:value-type="float" office:value="0.0053" calcext:value-type="float">
            <text:p>0.0053</text:p>
          </table:table-cell>
          <table:table-cell office:value-type="float" office:value="1" calcext:value-type="float">
            <text:p>1</text:p>
          </table:table-cell>
          <table:table-cell office:value-type="float" office:value="0.9971" calcext:value-type="float">
            <text:p>0.9971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4753" calcext:value-type="float">
            <text:p>0.4753</text:p>
          </table:table-cell>
          <table:table-cell/>
          <table:table-cell table:formula="of:=AVERAGE([.E8:.V8])" office:value-type="float" office:value="0.71185" calcext:value-type="float">
            <text:p>0.7118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SR=10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061" calcext:value-type="float">
            <text:p>0.061</text:p>
          </table:table-cell>
          <table:table-cell office:value-type="float" office:value="0.943" calcext:value-type="float">
            <text:p>0.943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9998" calcext:value-type="float">
            <text:p>0.9998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9161" calcext:value-type="float">
            <text:p>0.9161</text:p>
          </table:table-cell>
          <table:table-cell office:value-type="float" office:value="0.9786" calcext:value-type="float">
            <text:p>0.978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3305" calcext:value-type="float">
            <text:p>0.3305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9527" calcext:value-type="float">
            <text:p>0.9527</text:p>
          </table:table-cell>
          <table:table-cell office:value-type="float" office:value="0.9303" calcext:value-type="float">
            <text:p>0.9303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4062" calcext:value-type="float">
            <text:p>0.4062</text:p>
          </table:table-cell>
          <table:table-cell/>
          <table:table-cell table:formula="of:=AVERAGE([.E9:.V9])" office:value-type="float" office:value="0.562461111111111" calcext:value-type="float">
            <text:p>0.56246111111111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SR=15</text:p>
          </table:table-cell>
          <table:table-cell office:value-type="float" office:value="0.9569" calcext:value-type="float">
            <text:p>0.9569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9192" calcext:value-type="float">
            <text:p>0.9192</text:p>
          </table:table-cell>
          <table:table-cell office:value-type="float" office:value="0.9735" calcext:value-type="float">
            <text:p>0.9735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9277" calcext:value-type="float">
            <text:p>0.9277</text:p>
          </table:table-cell>
          <table:table-cell office:value-type="float" office:value="0.7217" calcext:value-type="float">
            <text:p>0.7217</text:p>
          </table:table-cell>
          <table:table-cell office:value-type="float" office:value="0.9778" calcext:value-type="float">
            <text:p>0.977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4513" calcext:value-type="float">
            <text:p>0.4513</text:p>
          </table:table-cell>
          <table:table-cell office:value-type="float" office:value="0.2063" calcext:value-type="float">
            <text:p>0.2063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7275" calcext:value-type="float">
            <text:p>0.7275</text:p>
          </table:table-cell>
          <table:table-cell office:value-type="float" office:value="0.6446" calcext:value-type="float">
            <text:p>0.644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3266" calcext:value-type="float">
            <text:p>0.3266</text:p>
          </table:table-cell>
          <table:table-cell/>
          <table:table-cell table:formula="of:=AVERAGE([.E10:.V10])" office:value-type="float" office:value="0.492405555555556" calcext:value-type="float">
            <text:p>0.49240555555555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SR=20</text:p>
          </table:table-cell>
          <table:table-cell office:value-type="float" office:value="0.7611" calcext:value-type="float">
            <text:p>0.761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9387" calcext:value-type="float">
            <text:p>0.9387</text:p>
          </table:table-cell>
          <table:table-cell office:value-type="float" office:value="0.9973" calcext:value-type="float">
            <text:p>0.9973</text:p>
          </table:table-cell>
          <table:table-cell office:value-type="float" office:value="0.7034" calcext:value-type="float">
            <text:p>0.7034</text:p>
          </table:table-cell>
          <table:table-cell office:value-type="float" office:value="0.5081" calcext:value-type="float">
            <text:p>0.5081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1258" calcext:value-type="float">
            <text:p>0.1258</text:p>
          </table:table-cell>
          <table:table-cell office:value-type="float" office:value="0.5933" calcext:value-type="float">
            <text:p>0.593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478" calcext:value-type="float">
            <text:p>0.2478</text:p>
          </table:table-cell>
          <table:table-cell/>
          <table:table-cell table:formula="of:=AVERAGE([.E11:.V11])" office:value-type="float" office:value="0.388111111111111" calcext:value-type="float">
            <text:p>0.38811111111111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SR=25</text:p>
          </table:table-cell>
          <table:table-cell office:value-type="float" office:value="0.3277" calcext:value-type="float">
            <text:p>0.3277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3524" calcext:value-type="float">
            <text:p>0.3524</text:p>
          </table:table-cell>
          <table:table-cell office:value-type="float" office:value="0.8859" calcext:value-type="float">
            <text:p>0.8859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5138" calcext:value-type="float">
            <text:p>0.5138</text:p>
          </table:table-cell>
          <table:table-cell office:value-type="float" office:value="0.3901" calcext:value-type="float">
            <text:p>0.3901</text:p>
          </table:table-cell>
          <table:table-cell office:value-type="float" office:value="0.9705" calcext:value-type="float">
            <text:p>0.970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1416" calcext:value-type="float">
            <text:p>0.141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8" calcext:value-type="float">
            <text:p>0.008</text:p>
          </table:table-cell>
          <table:table-cell office:value-type="float" office:value="0.5874" calcext:value-type="float">
            <text:p>0.587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1711" calcext:value-type="float">
            <text:p>0.1711</text:p>
          </table:table-cell>
          <table:table-cell/>
          <table:table-cell table:formula="of:=AVERAGE([.E12:.V12])" office:value-type="float" office:value="0.298122222222222" calcext:value-type="float">
            <text:p>0.298122222222222</text:p>
          </table:table-cell>
          <table:table-cell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high ILP av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5</text:p>
          </table:table-cell>
          <table:table-cell table:formula="of:=(1-[.E8])*100" office:value-type="float" office:value="0" calcext:value-type="float">
            <text:p>0</text:p>
          </table:table-cell>
          <table:table-cell table:formula="of:=(1-[.F8])*100" office:value-type="float" office:value="28.77" calcext:value-type="float">
            <text:p>28.77</text:p>
          </table:table-cell>
          <table:table-cell table:formula="of:=(1-[.G8])*100" office:value-type="float" office:value="3.28999999999999" calcext:value-type="float">
            <text:p>3.28999999999999</text:p>
          </table:table-cell>
          <table:table-cell table:formula="of:=(1-[.H8])*100" office:value-type="float" office:value="0.519999999999998" calcext:value-type="float">
            <text:p>0.519999999999998</text:p>
          </table:table-cell>
          <table:table-cell table:formula="of:=(1-[.I8])*100" office:value-type="float" office:value="0" calcext:value-type="float">
            <text:p>0</text:p>
          </table:table-cell>
          <table:table-cell table:formula="of:=(1-[.J8])*100" office:value-type="float" office:value="0.379999999999991" calcext:value-type="float">
            <text:p>0.379999999999991</text:p>
          </table:table-cell>
          <table:table-cell table:formula="of:=(1-[.K8])*100" office:value-type="float" office:value="1.78999999999999" calcext:value-type="float">
            <text:p>1.78999999999999</text:p>
          </table:table-cell>
          <table:table-cell table:formula="of:=(1-[.L8])*100" office:value-type="float" office:value="0.249999999999995" calcext:value-type="float">
            <text:p>0.249999999999995</text:p>
          </table:table-cell>
          <table:table-cell table:formula="of:=(1-[.M8])*100" office:value-type="float" office:value="99.85" calcext:value-type="float">
            <text:p>99.85</text:p>
          </table:table-cell>
          <table:table-cell table:formula="of:=(1-[.N8])*100" office:value-type="float" office:value="99.69" calcext:value-type="float">
            <text:p>99.69</text:p>
          </table:table-cell>
          <table:table-cell table:formula="of:=(1-[.O8])*100" office:value-type="float" office:value="8.72" calcext:value-type="float">
            <text:p>8.72</text:p>
          </table:table-cell>
          <table:table-cell table:formula="of:=(1-[.P8])*100" office:value-type="float" office:value="23.39" calcext:value-type="float">
            <text:p>23.39</text:p>
          </table:table-cell>
          <table:table-cell table:formula="of:=(1-[.Q8])*100" office:value-type="float" office:value="0" calcext:value-type="float">
            <text:p>0</text:p>
          </table:table-cell>
          <table:table-cell table:formula="of:=(1-[.R8])*100" office:value-type="float" office:value="99.47" calcext:value-type="float">
            <text:p>99.47</text:p>
          </table:table-cell>
          <table:table-cell table:formula="of:=(1-[.S8])*100" office:value-type="float" office:value="0" calcext:value-type="float">
            <text:p>0</text:p>
          </table:table-cell>
          <table:table-cell table:formula="of:=(1-[.T8])*100" office:value-type="float" office:value="0.28999999999999" calcext:value-type="float">
            <text:p>0.28999999999999</text:p>
          </table:table-cell>
          <table:table-cell table:formula="of:=(1-[.U8])*100" office:value-type="float" office:value="99.79" calcext:value-type="float">
            <text:p>99.79</text:p>
          </table:table-cell>
          <table:table-cell table:formula="of:=(1-[.V8])*100" office:value-type="float" office:value="52.47" calcext:value-type="float">
            <text:p>52.47</text:p>
          </table:table-cell>
          <table:table-cell/>
          <table:table-cell table:formula="of:=(1-[.X8])*100" office:value-type="float" office:value="28.815" calcext:value-type="float">
            <text:p>28.815</text:p>
          </table:table-cell>
          <table:table-cell table:formula="of:=([.M18]+[.N18]+[.O18]+[.P18]+[.R18]+[.U18]+[.V18])/7" office:value-type="float" office:value="69.0542857142857" calcext:value-type="float">
            <text:p>69.05428571428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10</text:p>
          </table:table-cell>
          <table:table-cell table:formula="of:=(1-[.E9])*100" office:value-type="float" office:value="0.169999999999992" calcext:value-type="float">
            <text:p>0.169999999999992</text:p>
          </table:table-cell>
          <table:table-cell table:formula="of:=(1-[.F9])*100" office:value-type="float" office:value="93.9" calcext:value-type="float">
            <text:p>93.9</text:p>
          </table:table-cell>
          <table:table-cell table:formula="of:=(1-[.G9])*100" office:value-type="float" office:value="5.69999999999999" calcext:value-type="float">
            <text:p>5.69999999999999</text:p>
          </table:table-cell>
          <table:table-cell table:formula="of:=(1-[.H9])*100" office:value-type="float" office:value="1.17999999999999" calcext:value-type="float">
            <text:p>1.17999999999999</text:p>
          </table:table-cell>
          <table:table-cell table:formula="of:=(1-[.I9])*100" office:value-type="float" office:value="0.0199999999999978" calcext:value-type="float">
            <text:p>0.019999999999998</text:p>
          </table:table-cell>
          <table:table-cell table:formula="of:=(1-[.J9])*100" office:value-type="float" office:value="0.749999999999995" calcext:value-type="float">
            <text:p>0.749999999999995</text:p>
          </table:table-cell>
          <table:table-cell table:formula="of:=(1-[.K9])*100" office:value-type="float" office:value="8.39" calcext:value-type="float">
            <text:p>8.39</text:p>
          </table:table-cell>
          <table:table-cell table:formula="of:=(1-[.L9])*100" office:value-type="float" office:value="2.14" calcext:value-type="float">
            <text:p>2.14</text:p>
          </table:table-cell>
          <table:table-cell table:formula="of:=(1-[.M9])*100" office:value-type="float" office:value="99.85" calcext:value-type="float">
            <text:p>99.85</text:p>
          </table:table-cell>
          <table:table-cell table:formula="of:=(1-[.N9])*100" office:value-type="float" office:value="99.69" calcext:value-type="float">
            <text:p>99.69</text:p>
          </table:table-cell>
          <table:table-cell table:formula="of:=(1-[.O9])*100" office:value-type="float" office:value="98.91" calcext:value-type="float">
            <text:p>98.91</text:p>
          </table:table-cell>
          <table:table-cell table:formula="of:=(1-[.P9])*100" office:value-type="float" office:value="39.58" calcext:value-type="float">
            <text:p>39.58</text:p>
          </table:table-cell>
          <table:table-cell table:formula="of:=(1-[.Q9])*100" office:value-type="float" office:value="66.95" calcext:value-type="float">
            <text:p>66.95</text:p>
          </table:table-cell>
          <table:table-cell table:formula="of:=(1-[.R9])*100" office:value-type="float" office:value="99.47" calcext:value-type="float">
            <text:p>99.47</text:p>
          </table:table-cell>
          <table:table-cell table:formula="of:=(1-[.S9])*100" office:value-type="float" office:value="4.73" calcext:value-type="float">
            <text:p>4.73</text:p>
          </table:table-cell>
          <table:table-cell table:formula="of:=(1-[.T9])*100" office:value-type="float" office:value="6.97" calcext:value-type="float">
            <text:p>6.97</text:p>
          </table:table-cell>
          <table:table-cell table:formula="of:=(1-[.U9])*100" office:value-type="float" office:value="99.79" calcext:value-type="float">
            <text:p>99.79</text:p>
          </table:table-cell>
          <table:table-cell table:formula="of:=(1-[.V9])*100" office:value-type="float" office:value="59.38" calcext:value-type="float">
            <text:p>59.38</text:p>
          </table:table-cell>
          <table:table-cell/>
          <table:table-cell table:formula="of:=(1-[.X9])*100" office:value-type="float" office:value="43.7538888888889" calcext:value-type="float">
            <text:p>43.7538888888889</text:p>
          </table:table-cell>
          <table:table-cell table:formula="of:=([.M19]+[.N19]+[.O19]+[.P19]+[.R19]+[.U19]+[.V19])/7" office:value-type="float" office:value="85.2385714285714" calcext:value-type="float">
            <text:p>85.23857142857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15</text:p>
          </table:table-cell>
          <table:table-cell table:formula="of:=(1-[.E10])*100" office:value-type="float" office:value="4.30999999999999" calcext:value-type="float">
            <text:p>4.30999999999999</text:p>
          </table:table-cell>
          <table:table-cell table:formula="of:=(1-[.F10])*100" office:value-type="float" office:value="98.73" calcext:value-type="float">
            <text:p>98.73</text:p>
          </table:table-cell>
          <table:table-cell table:formula="of:=(1-[.G10])*100" office:value-type="float" office:value="8.08" calcext:value-type="float">
            <text:p>8.08</text:p>
          </table:table-cell>
          <table:table-cell table:formula="of:=(1-[.H10])*100" office:value-type="float" office:value="2.65" calcext:value-type="float">
            <text:p>2.65</text:p>
          </table:table-cell>
          <table:table-cell table:formula="of:=(1-[.I10])*100" office:value-type="float" office:value="0.179999999999991" calcext:value-type="float">
            <text:p>0.179999999999991</text:p>
          </table:table-cell>
          <table:table-cell table:formula="of:=(1-[.J10])*100" office:value-type="float" office:value="7.22999999999999" calcext:value-type="float">
            <text:p>7.22999999999999</text:p>
          </table:table-cell>
          <table:table-cell table:formula="of:=(1-[.K10])*100" office:value-type="float" office:value="27.83" calcext:value-type="float">
            <text:p>27.83</text:p>
          </table:table-cell>
          <table:table-cell table:formula="of:=(1-[.L10])*100" office:value-type="float" office:value="2.22" calcext:value-type="float">
            <text:p>2.22</text:p>
          </table:table-cell>
          <table:table-cell table:formula="of:=(1-[.M10])*100" office:value-type="float" office:value="99.85" calcext:value-type="float">
            <text:p>99.85</text:p>
          </table:table-cell>
          <table:table-cell table:formula="of:=(1-[.N10])*100" office:value-type="float" office:value="99.69" calcext:value-type="float">
            <text:p>99.69</text:p>
          </table:table-cell>
          <table:table-cell table:formula="of:=(1-[.O10])*100" office:value-type="float" office:value="99.17" calcext:value-type="float">
            <text:p>99.17</text:p>
          </table:table-cell>
          <table:table-cell table:formula="of:=(1-[.P10])*100" office:value-type="float" office:value="54.87" calcext:value-type="float">
            <text:p>54.87</text:p>
          </table:table-cell>
          <table:table-cell table:formula="of:=(1-[.Q10])*100" office:value-type="float" office:value="79.37" calcext:value-type="float">
            <text:p>79.37</text:p>
          </table:table-cell>
          <table:table-cell table:formula="of:=(1-[.R10])*100" office:value-type="float" office:value="99.53" calcext:value-type="float">
            <text:p>99.53</text:p>
          </table:table-cell>
          <table:table-cell table:formula="of:=(1-[.S10])*100" office:value-type="float" office:value="27.25" calcext:value-type="float">
            <text:p>27.25</text:p>
          </table:table-cell>
          <table:table-cell table:formula="of:=(1-[.T10])*100" office:value-type="float" office:value="35.54" calcext:value-type="float">
            <text:p>35.54</text:p>
          </table:table-cell>
          <table:table-cell table:formula="of:=(1-[.U10])*100" office:value-type="float" office:value="99.83" calcext:value-type="float">
            <text:p>99.83</text:p>
          </table:table-cell>
          <table:table-cell table:formula="of:=(1-[.V10])*100" office:value-type="float" office:value="67.34" calcext:value-type="float">
            <text:p>67.34</text:p>
          </table:table-cell>
          <table:table-cell/>
          <table:table-cell table:formula="of:=(1-[.X10])*100" office:value-type="float" office:value="50.7594444444444" calcext:value-type="float">
            <text:p>50.7594444444444</text:p>
          </table:table-cell>
          <table:table-cell table:formula="of:=([.M20]+[.N20]+[.O20]+[.P20]+[.R20]+[.U20]+[.V20])/7" office:value-type="float" office:value="88.6114285714286" calcext:value-type="float">
            <text:p>88.611428571428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20</text:p>
          </table:table-cell>
          <table:table-cell table:formula="of:=(1-[.E11])*100" office:value-type="float" office:value="23.89" calcext:value-type="float">
            <text:p>23.89</text:p>
          </table:table-cell>
          <table:table-cell table:formula="of:=(1-[.F11])*100" office:value-type="float" office:value="99.58" calcext:value-type="float">
            <text:p>99.58</text:p>
          </table:table-cell>
          <table:table-cell table:formula="of:=(1-[.G11])*100" office:value-type="float" office:value="15.95" calcext:value-type="float">
            <text:p>15.95</text:p>
          </table:table-cell>
          <table:table-cell table:formula="of:=(1-[.H11])*100" office:value-type="float" office:value="6.12999999999999" calcext:value-type="float">
            <text:p>6.12999999999999</text:p>
          </table:table-cell>
          <table:table-cell table:formula="of:=(1-[.I11])*100" office:value-type="float" office:value="0.269999999999992" calcext:value-type="float">
            <text:p>0.269999999999992</text:p>
          </table:table-cell>
          <table:table-cell table:formula="of:=(1-[.J11])*100" office:value-type="float" office:value="29.66" calcext:value-type="float">
            <text:p>29.66</text:p>
          </table:table-cell>
          <table:table-cell table:formula="of:=(1-[.K11])*100" office:value-type="float" office:value="49.19" calcext:value-type="float">
            <text:p>49.19</text:p>
          </table:table-cell>
          <table:table-cell table:formula="of:=(1-[.L11])*100" office:value-type="float" office:value="2.56" calcext:value-type="float">
            <text:p>2.56</text:p>
          </table:table-cell>
          <table:table-cell table:formula="of:=(1-[.M11])*100" office:value-type="float" office:value="99.88" calcext:value-type="float">
            <text:p>99.88</text:p>
          </table:table-cell>
          <table:table-cell table:formula="of:=(1-[.N11])*100" office:value-type="float" office:value="99.69" calcext:value-type="float">
            <text:p>99.69</text:p>
          </table:table-cell>
          <table:table-cell table:formula="of:=(1-[.O11])*100" office:value-type="float" office:value="99.31" calcext:value-type="float">
            <text:p>99.31</text:p>
          </table:table-cell>
          <table:table-cell table:formula="of:=(1-[.P11])*100" office:value-type="float" office:value="72.85" calcext:value-type="float">
            <text:p>72.85</text:p>
          </table:table-cell>
          <table:table-cell table:formula="of:=(1-[.Q11])*100" office:value-type="float" office:value="99.72" calcext:value-type="float">
            <text:p>99.72</text:p>
          </table:table-cell>
          <table:table-cell table:formula="of:=(1-[.R11])*100" office:value-type="float" office:value="99.58" calcext:value-type="float">
            <text:p>99.58</text:p>
          </table:table-cell>
          <table:table-cell table:formula="of:=(1-[.S11])*100" office:value-type="float" office:value="87.42" calcext:value-type="float">
            <text:p>87.42</text:p>
          </table:table-cell>
          <table:table-cell table:formula="of:=(1-[.T11])*100" office:value-type="float" office:value="40.67" calcext:value-type="float">
            <text:p>40.67</text:p>
          </table:table-cell>
          <table:table-cell table:formula="of:=(1-[.U11])*100" office:value-type="float" office:value="99.83" calcext:value-type="float">
            <text:p>99.83</text:p>
          </table:table-cell>
          <table:table-cell table:formula="of:=(1-[.V11])*100" office:value-type="float" office:value="75.22" calcext:value-type="float">
            <text:p>75.22</text:p>
          </table:table-cell>
          <table:table-cell/>
          <table:table-cell table:formula="of:=(1-[.X11])*100" office:value-type="float" office:value="61.1888888888889" calcext:value-type="float">
            <text:p>61.1888888888889</text:p>
          </table:table-cell>
          <table:table-cell table:formula="of:=([.M21]+[.N21]+[.O21]+[.P21]+[.R21]+[.U21]+[.V21])/7" office:value-type="float" office:value="92.3371428571429" calcext:value-type="float">
            <text:p>92.337142857142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25</text:p>
          </table:table-cell>
          <table:table-cell table:formula="of:=(1-[.E12])*100" office:value-type="float" office:value="67.23" calcext:value-type="float">
            <text:p>67.23</text:p>
          </table:table-cell>
          <table:table-cell table:formula="of:=(1-[.F12])*100" office:value-type="float" office:value="99.71" calcext:value-type="float">
            <text:p>99.71</text:p>
          </table:table-cell>
          <table:table-cell table:formula="of:=(1-[.G12])*100" office:value-type="float" office:value="64.76" calcext:value-type="float">
            <text:p>64.76</text:p>
          </table:table-cell>
          <table:table-cell table:formula="of:=(1-[.H12])*100" office:value-type="float" office:value="11.41" calcext:value-type="float">
            <text:p>11.41</text:p>
          </table:table-cell>
          <table:table-cell table:formula="of:=(1-[.I12])*100" office:value-type="float" office:value="0.439999999999996" calcext:value-type="float">
            <text:p>0.439999999999996</text:p>
          </table:table-cell>
          <table:table-cell table:formula="of:=(1-[.J12])*100" office:value-type="float" office:value="48.62" calcext:value-type="float">
            <text:p>48.62</text:p>
          </table:table-cell>
          <table:table-cell table:formula="of:=(1-[.K12])*100" office:value-type="float" office:value="60.99" calcext:value-type="float">
            <text:p>60.99</text:p>
          </table:table-cell>
          <table:table-cell table:formula="of:=(1-[.L12])*100" office:value-type="float" office:value="2.95" calcext:value-type="float">
            <text:p>2.95</text:p>
          </table:table-cell>
          <table:table-cell table:formula="of:=(1-[.M12])*100" office:value-type="float" office:value="99.88" calcext:value-type="float">
            <text:p>99.88</text:p>
          </table:table-cell>
          <table:table-cell table:formula="of:=(1-[.N12])*100" office:value-type="float" office:value="99.69" calcext:value-type="float">
            <text:p>99.69</text:p>
          </table:table-cell>
          <table:table-cell table:formula="of:=(1-[.O12])*100" office:value-type="float" office:value="99.35" calcext:value-type="float">
            <text:p>99.35</text:p>
          </table:table-cell>
          <table:table-cell table:formula="of:=(1-[.P12])*100" office:value-type="float" office:value="85.84" calcext:value-type="float">
            <text:p>85.84</text:p>
          </table:table-cell>
          <table:table-cell table:formula="of:=(1-[.Q12])*100" office:value-type="float" office:value="99.75" calcext:value-type="float">
            <text:p>99.75</text:p>
          </table:table-cell>
          <table:table-cell table:formula="of:=(1-[.R12])*100" office:value-type="float" office:value="99.58" calcext:value-type="float">
            <text:p>99.58</text:p>
          </table:table-cell>
          <table:table-cell table:formula="of:=(1-[.S12])*100" office:value-type="float" office:value="99.2" calcext:value-type="float">
            <text:p>99.2</text:p>
          </table:table-cell>
          <table:table-cell table:formula="of:=(1-[.T12])*100" office:value-type="float" office:value="41.26" calcext:value-type="float">
            <text:p>41.26</text:p>
          </table:table-cell>
          <table:table-cell table:formula="of:=(1-[.U12])*100" office:value-type="float" office:value="99.83" calcext:value-type="float">
            <text:p>99.83</text:p>
          </table:table-cell>
          <table:table-cell table:formula="of:=(1-[.V12])*100" office:value-type="float" office:value="82.89" calcext:value-type="float">
            <text:p>82.89</text:p>
          </table:table-cell>
          <table:table-cell/>
          <table:table-cell table:formula="of:=(1-[.X12])*100" office:value-type="float" office:value="70.1877777777778" calcext:value-type="float">
            <text:p>70.1877777777778</text:p>
          </table:table-cell>
          <table:table-cell table:formula="of:=([.M22]+[.N22]+[.O22]+[.P22]+[.R22]+[.U22]+[.V22])/7" office:value-type="float" office:value="95.2942857142857" calcext:value-type="float">
            <text:p>95.2942857142857</text:p>
          </table:table-cell>
        </table:table-row>
        <table:table-row table:style-name="ro1" table:number-rows-repeated="32">
          <table:table-cell table:number-columns-repeated="25"/>
        </table:table-row>
        <table:table-row table:style-name="ro1">
          <table:table-cell table:number-columns-repeated="3"/>
          <table:table-cell table:style-name="ce6" table:number-columns-repeated="19"/>
          <table:table-cell table:number-columns-repeated="3"/>
        </table:table-row>
        <table:table-row table:style-name="ro1" table:number-rows-repeated="4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get switch_agg_rate data from 74 to 78 ( FP )</text:p>
          </table:table-cell>
          <table:table-cell table:number-columns-repeated="9"/>
          <table:table-cell table:style-name="ce6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9671" calcext:value-type="float">
            <text:p>0.9671</text:p>
          </table:table-cell>
          <table:table-cell office:value-type="float" office:value="0.9948" calcext:value-type="float">
            <text:p>0.9948</text:p>
          </table:table-cell>
          <table:table-cell office:value-type="float" office:value="1" calcext:value-type="float">
            <text:p>1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821" calcext:value-type="float">
            <text:p>0.982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7661" calcext:value-type="float">
            <text:p>0.7661</text:p>
          </table:table-cell>
          <table:table-cell office:value-type="float" office:value="1" calcext:value-type="float">
            <text:p>1</text:p>
          </table:table-cell>
          <table:table-cell office:value-type="float" office:value="0.0053" calcext:value-type="float">
            <text:p>0.0053</text:p>
          </table:table-cell>
          <table:table-cell office:value-type="float" office:value="1" calcext:value-type="float">
            <text:p>1</text:p>
          </table:table-cell>
          <table:table-cell office:value-type="float" office:value="0.9971" calcext:value-type="float">
            <text:p>0.9971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4753" calcext:value-type="float">
            <text:p>0.4753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83" calcext:value-type="float">
            <text:p>0.9983</text:p>
          </table:table-cell>
          <table:table-cell office:value-type="float" office:value="0.061" calcext:value-type="float">
            <text:p>0.061</text:p>
          </table:table-cell>
          <table:table-cell office:value-type="float" office:value="0.943" calcext:value-type="float">
            <text:p>0.943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9998" calcext:value-type="float">
            <text:p>0.9998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9161" calcext:value-type="float">
            <text:p>0.9161</text:p>
          </table:table-cell>
          <table:table-cell office:value-type="float" office:value="0.9786" calcext:value-type="float">
            <text:p>0.978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3305" calcext:value-type="float">
            <text:p>0.3305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9527" calcext:value-type="float">
            <text:p>0.9527</text:p>
          </table:table-cell>
          <table:table-cell office:value-type="float" office:value="0.9303" calcext:value-type="float">
            <text:p>0.9303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4062" calcext:value-type="float">
            <text:p>0.4062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569" calcext:value-type="float">
            <text:p>0.9569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9192" calcext:value-type="float">
            <text:p>0.9192</text:p>
          </table:table-cell>
          <table:table-cell office:value-type="float" office:value="0.9735" calcext:value-type="float">
            <text:p>0.9735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9277" calcext:value-type="float">
            <text:p>0.9277</text:p>
          </table:table-cell>
          <table:table-cell office:value-type="float" office:value="0.7217" calcext:value-type="float">
            <text:p>0.7217</text:p>
          </table:table-cell>
          <table:table-cell office:value-type="float" office:value="0.9778" calcext:value-type="float">
            <text:p>0.977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4513" calcext:value-type="float">
            <text:p>0.4513</text:p>
          </table:table-cell>
          <table:table-cell office:value-type="float" office:value="0.2063" calcext:value-type="float">
            <text:p>0.2063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7275" calcext:value-type="float">
            <text:p>0.7275</text:p>
          </table:table-cell>
          <table:table-cell office:value-type="float" office:value="0.6446" calcext:value-type="float">
            <text:p>0.644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3266" calcext:value-type="float">
            <text:p>0.3266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7611" calcext:value-type="float">
            <text:p>0.761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9387" calcext:value-type="float">
            <text:p>0.9387</text:p>
          </table:table-cell>
          <table:table-cell office:value-type="float" office:value="0.9973" calcext:value-type="float">
            <text:p>0.9973</text:p>
          </table:table-cell>
          <table:table-cell office:value-type="float" office:value="0.7034" calcext:value-type="float">
            <text:p>0.7034</text:p>
          </table:table-cell>
          <table:table-cell office:value-type="float" office:value="0.5081" calcext:value-type="float">
            <text:p>0.5081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1258" calcext:value-type="float">
            <text:p>0.1258</text:p>
          </table:table-cell>
          <table:table-cell office:value-type="float" office:value="0.5933" calcext:value-type="float">
            <text:p>0.593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478" calcext:value-type="float">
            <text:p>0.2478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3277" calcext:value-type="float">
            <text:p>0.3277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3524" calcext:value-type="float">
            <text:p>0.3524</text:p>
          </table:table-cell>
          <table:table-cell office:value-type="float" office:value="0.8859" calcext:value-type="float">
            <text:p>0.8859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5138" calcext:value-type="float">
            <text:p>0.5138</text:p>
          </table:table-cell>
          <table:table-cell office:value-type="float" office:value="0.3901" calcext:value-type="float">
            <text:p>0.3901</text:p>
          </table:table-cell>
          <table:table-cell office:value-type="float" office:value="0.9705" calcext:value-type="float">
            <text:p>0.970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1416" calcext:value-type="float">
            <text:p>0.141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8" calcext:value-type="float">
            <text:p>0.008</text:p>
          </table:table-cell>
          <table:table-cell office:value-type="float" office:value="0.5874" calcext:value-type="float">
            <text:p>0.587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1711" calcext:value-type="float">
            <text:p>0.1711</text:p>
          </table:table-cell>
          <table:table-cell/>
          <table:table-cell table:style-name="ce6" table:number-columns-repeated="2"/>
        </table:table-row>
        <table:table-row table:style-name="ro1" table:number-rows-repeated="13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4"/>
          <table:table-cell table:style-name="ce6" table:number-columns-repeated="21"/>
        </table:table-row>
        <table:table-row table:style-name="ro1">
          <table:table-cell table:number-columns-repeated="4"/>
          <table:table-cell table:style-name="ce6" table:number-columns-repeated="21"/>
        </table:table-row>
      </table:table>
      <table:table table:name="IPC" table:style-name="ta1">
        <table:shapes>
          <draw:frame draw:z-index="0" draw:style-name="gr1" draw:text-style-name="P1" svg:width="210mm" svg:height="100mm" svg:x="97.83mm" svg:y="116.58mm">
            <draw:object draw:notify-on-update-of-ranges="IPC.E17:IPC.Y17 IPC.D18:IPC.D18 IPC.E18:IPC.Y18 IPC.D19:IPC.D19 IPC.E19:IPC.Y19 IPC.D20:IPC.D20 IPC.E20:IPC.Y20 IPC.D21:IPC.D21 IPC.E21:IPC.Y21 IPC.D22:IPC.D22 IPC.E22:IPC.Y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string" calcext:value-type="string">
            <text:p>フォルダ</text:p>
          </table:table-cell>
          <table:table-cell/>
          <table:table-cell office:value-type="string" calcext:value-type="string">
            <text:p>備考AGG5,CONS6</text:p>
          </table:table-cell>
          <table:table-cell table:number-columns-repeated="2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witch_agg_rate data from 14 to 19 ( INT )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string" calcext:value-type="string">
            <text:p>AGG RAT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PC=2.5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9004" calcext:value-type="float">
            <text:p>0.9004</text:p>
          </table:table-cell>
          <table:table-cell office:value-type="float" office:value="0.9762" calcext:value-type="float">
            <text:p>0.9762</text:p>
          </table:table-cell>
          <table:table-cell office:value-type="float" office:value="0.9966" calcext:value-type="float">
            <text:p>0.9966</text:p>
          </table:table-cell>
          <table:table-cell office:value-type="float" office:value="0.9334" calcext:value-type="float">
            <text:p>0.9334</text:p>
          </table:table-cell>
          <table:table-cell office:value-type="float" office:value="0.35" calcext:value-type="float">
            <text:p>0.35</text:p>
          </table:table-cell>
          <table:table-cell office:value-type="float" office:value="0.9743" calcext:value-type="float">
            <text:p>0.974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951" calcext:value-type="float">
            <text:p>0.0951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7" calcext:value-type="float">
            <text:p>0.007</text:p>
          </table:table-cell>
          <table:table-cell office:value-type="float" office:value="0.615" calcext:value-type="float">
            <text:p>0.61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AVERAGE([.E8:.V8])" office:value-type="float" office:value="0.377205555555556" calcext:value-type="float">
            <text:p>0.3772055555555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PC=3.0</text:p>
          </table:table-cell>
          <table:table-cell office:value-type="float" office:value="0.995" calcext:value-type="float">
            <text:p>0.995</text:p>
          </table:table-cell>
          <table:table-cell office:value-type="float" office:value="0.1064" calcext:value-type="float">
            <text:p>0.1064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9886" calcext:value-type="float">
            <text:p>0.9886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9905" calcext:value-type="float">
            <text:p>0.9905</text:p>
          </table:table-cell>
          <table:table-cell office:value-type="float" office:value="0.7035" calcext:value-type="float">
            <text:p>0.7035</text:p>
          </table:table-cell>
          <table:table-cell office:value-type="float" office:value="0.9795" calcext:value-type="float">
            <text:p>0.979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1933" calcext:value-type="float">
            <text:p>0.1933</text:p>
          </table:table-cell>
          <table:table-cell office:value-type="float" office:value="1" calcext:value-type="float">
            <text:p>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2349" calcext:value-type="float">
            <text:p>0.2349</text:p>
          </table:table-cell>
          <table:table-cell office:value-type="float" office:value="0.8754" calcext:value-type="float">
            <text:p>0.875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AVERAGE([.E9:.V9])" office:value-type="float" office:value="0.500255555555556" calcext:value-type="float">
            <text:p>0.5002555555555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PC=3.5</text:p>
          </table:table-cell>
          <table:table-cell office:value-type="float" office:value="1" calcext:value-type="float">
            <text:p>1</text:p>
          </table:table-cell>
          <table:table-cell office:value-type="float" office:value="0.8497" calcext:value-type="float">
            <text:p>0.8497</text:p>
          </table:table-cell>
          <table:table-cell office:value-type="float" office:value="0.9405" calcext:value-type="float">
            <text:p>0.9405</text:p>
          </table:table-cell>
          <table:table-cell office:value-type="float" office:value="0.9952" calcext:value-type="float">
            <text:p>0.9952</text:p>
          </table:table-cell>
          <table:table-cell office:value-type="float" office:value="1" calcext:value-type="float">
            <text:p>1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538" calcext:value-type="float">
            <text:p>0.9538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366" calcext:value-type="float">
            <text:p>0.366</text:p>
          </table:table-cell>
          <table:table-cell office:value-type="float" office:value="1" calcext:value-type="float">
            <text:p>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9189" calcext:value-type="float">
            <text:p>0.9189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146" calcext:value-type="float">
            <text:p>0.2146</text:p>
          </table:table-cell>
          <table:table-cell/>
          <table:table-cell table:formula="of:=AVERAGE([.E10:.V10])" office:value-type="float" office:value="0.626883333333333" calcext:value-type="float">
            <text:p>0.6268833333333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IPC=4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41" calcext:value-type="float">
            <text:p>0.96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95" calcext:value-type="float">
            <text:p>0.9995</text:p>
          </table:table-cell>
          <table:table-cell office:value-type="float" office:value="1" calcext:value-type="float">
            <text:p>1</text:p>
          </table:table-cell>
          <table:table-cell office:value-type="float" office:value="0.0031" calcext:value-type="float">
            <text:p>0.0031</text:p>
          </table:table-cell>
          <table:table-cell office:value-type="float" office:value="1" calcext:value-type="float">
            <text:p>1</text:p>
          </table:table-cell>
          <table:table-cell office:value-type="float" office:value="0.5474" calcext:value-type="float">
            <text:p>0.5474</text:p>
          </table:table-cell>
          <table:table-cell office:value-type="float" office:value="1" calcext:value-type="float">
            <text:p>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9994" calcext:value-type="float">
            <text:p>0.9994</text:p>
          </table:table-cell>
          <table:table-cell office:value-type="float" office:value="1" calcext:value-type="float">
            <text:p>1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3661" calcext:value-type="float">
            <text:p>0.3661</text:p>
          </table:table-cell>
          <table:table-cell/>
          <table:table-cell table:formula="of:=AVERAGE([.E11:.V11])" office:value-type="float" office:value="0.771155555555556" calcext:value-type="float">
            <text:p>0.77115555555555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PC=4.5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.9687" calcext:value-type="float">
            <text:p>0.9687</text:p>
          </table:table-cell>
          <table:table-cell office:value-type="float" office:value="1" calcext:value-type="float">
            <text:p>1</text:p>
          </table:table-cell>
          <table:table-cell office:value-type="float" office:value="0.7022" calcext:value-type="float">
            <text:p>0.7022</text:p>
          </table:table-cell>
          <table:table-cell office:value-type="float" office:value="1" calcext:value-type="float">
            <text:p>1</text:p>
          </table:table-cell>
          <table:table-cell office:value-type="float" office:value="0.0047" calcext:value-type="float">
            <text:p>0.00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05" calcext:value-type="float">
            <text:p>0.9805</text:p>
          </table:table-cell>
          <table:table-cell/>
          <table:table-cell table:formula="of:=AVERAGE([.E12:.V12])" office:value-type="float" office:value="0.925338888888889" calcext:value-type="float">
            <text:p>0.925338888888889</text:p>
          </table:table-cell>
          <table:table-cell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high ILP av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2.5</text:p>
          </table:table-cell>
          <table:table-cell table:formula="of:=(1-[.E8])*100" office:value-type="float" office:value="9.03999999999999" calcext:value-type="float">
            <text:p>9.03999999999999</text:p>
          </table:table-cell>
          <table:table-cell table:formula="of:=(1-[.F8])*100" office:value-type="float" office:value="98.54" calcext:value-type="float">
            <text:p>98.54</text:p>
          </table:table-cell>
          <table:table-cell table:formula="of:=(1-[.G8])*100" office:value-type="float" office:value="9.95999999999999" calcext:value-type="float">
            <text:p>9.95999999999999</text:p>
          </table:table-cell>
          <table:table-cell table:formula="of:=(1-[.H8])*100" office:value-type="float" office:value="2.37999999999999" calcext:value-type="float">
            <text:p>2.37999999999999</text:p>
          </table:table-cell>
          <table:table-cell table:formula="of:=(1-[.I8])*100" office:value-type="float" office:value="0.339999999999996" calcext:value-type="float">
            <text:p>0.339999999999996</text:p>
          </table:table-cell>
          <table:table-cell table:formula="of:=(1-[.J8])*100" office:value-type="float" office:value="6.66" calcext:value-type="float">
            <text:p>6.66</text:p>
          </table:table-cell>
          <table:table-cell table:formula="of:=(1-[.K8])*100" office:value-type="float" office:value="65" calcext:value-type="float">
            <text:p>65</text:p>
          </table:table-cell>
          <table:table-cell table:formula="of:=(1-[.L8])*100" office:value-type="float" office:value="2.56999999999999" calcext:value-type="float">
            <text:p>2.56999999999999</text:p>
          </table:table-cell>
          <table:table-cell table:formula="of:=(1-[.M8])*100" office:value-type="float" office:value="99.88" calcext:value-type="float">
            <text:p>99.88</text:p>
          </table:table-cell>
          <table:table-cell table:formula="of:=(1-[.N8])*100" office:value-type="float" office:value="99.78" calcext:value-type="float">
            <text:p>99.78</text:p>
          </table:table-cell>
          <table:table-cell table:formula="of:=(1-[.O8])*100" office:value-type="float" office:value="99.53" calcext:value-type="float">
            <text:p>99.53</text:p>
          </table:table-cell>
          <table:table-cell table:formula="of:=(1-[.P8])*100" office:value-type="float" office:value="90.49" calcext:value-type="float">
            <text:p>90.49</text:p>
          </table:table-cell>
          <table:table-cell table:formula="of:=(1-[.Q8])*100" office:value-type="float" office:value="99.69" calcext:value-type="float">
            <text:p>99.69</text:p>
          </table:table-cell>
          <table:table-cell table:formula="of:=(1-[.R8])*100" office:value-type="float" office:value="99.58" calcext:value-type="float">
            <text:p>99.58</text:p>
          </table:table-cell>
          <table:table-cell table:formula="of:=(1-[.S8])*100" office:value-type="float" office:value="99.3" calcext:value-type="float">
            <text:p>99.3</text:p>
          </table:table-cell>
          <table:table-cell table:formula="of:=(1-[.T8])*100" office:value-type="float" office:value="38.5" calcext:value-type="float">
            <text:p>38.5</text:p>
          </table:table-cell>
          <table:table-cell table:formula="of:=(1-[.U8])*100" office:value-type="float" office:value="99.91" calcext:value-type="float">
            <text:p>99.91</text:p>
          </table:table-cell>
          <table:table-cell table:formula="of:=(1-[.V8])*100" office:value-type="float" office:value="99.88" calcext:value-type="float">
            <text:p>99.88</text:p>
          </table:table-cell>
          <table:table-cell/>
          <table:table-cell table:formula="of:=(1-[.X8])*100" office:value-type="float" office:value="62.2794444444445" calcext:value-type="float">
            <text:p>62.2794444444445</text:p>
          </table:table-cell>
          <table:table-cell table:formula="of:=([.M18]+[.N18]+[.O18]+[.P18]+[.R18]+[.U18]+[.V18])/7" office:value-type="float" office:value="98.4357142857143" calcext:value-type="float">
            <text:p>98.43571428571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3.0</text:p>
          </table:table-cell>
          <table:table-cell table:formula="of:=(1-[.E9])*100" office:value-type="float" office:value="0.5" calcext:value-type="float">
            <text:p>0.5</text:p>
          </table:table-cell>
          <table:table-cell table:formula="of:=(1-[.F9])*100" office:value-type="float" office:value="89.36" calcext:value-type="float">
            <text:p>89.36</text:p>
          </table:table-cell>
          <table:table-cell table:formula="of:=(1-[.G9])*100" office:value-type="float" office:value="7.81" calcext:value-type="float">
            <text:p>7.81</text:p>
          </table:table-cell>
          <table:table-cell table:formula="of:=(1-[.H9])*100" office:value-type="float" office:value="1.14" calcext:value-type="float">
            <text:p>1.14</text:p>
          </table:table-cell>
          <table:table-cell table:formula="of:=(1-[.I9])*100" office:value-type="float" office:value="0.179999999999991" calcext:value-type="float">
            <text:p>0.179999999999991</text:p>
          </table:table-cell>
          <table:table-cell table:formula="of:=(1-[.J9])*100" office:value-type="float" office:value="0.949999999999995" calcext:value-type="float">
            <text:p>0.949999999999995</text:p>
          </table:table-cell>
          <table:table-cell table:formula="of:=(1-[.K9])*100" office:value-type="float" office:value="29.65" calcext:value-type="float">
            <text:p>29.65</text:p>
          </table:table-cell>
          <table:table-cell table:formula="of:=(1-[.L9])*100" office:value-type="float" office:value="2.05" calcext:value-type="float">
            <text:p>2.05</text:p>
          </table:table-cell>
          <table:table-cell table:formula="of:=(1-[.M9])*100" office:value-type="float" office:value="99.88" calcext:value-type="float">
            <text:p>99.88</text:p>
          </table:table-cell>
          <table:table-cell table:formula="of:=(1-[.N9])*100" office:value-type="float" office:value="99.78" calcext:value-type="float">
            <text:p>99.78</text:p>
          </table:table-cell>
          <table:table-cell table:formula="of:=(1-[.O9])*100" office:value-type="float" office:value="99.31" calcext:value-type="float">
            <text:p>99.31</text:p>
          </table:table-cell>
          <table:table-cell table:formula="of:=(1-[.P9])*100" office:value-type="float" office:value="80.67" calcext:value-type="float">
            <text:p>80.67</text:p>
          </table:table-cell>
          <table:table-cell table:formula="of:=(1-[.Q9])*100" office:value-type="float" office:value="0" calcext:value-type="float">
            <text:p>0</text:p>
          </table:table-cell>
          <table:table-cell table:formula="of:=(1-[.R9])*100" office:value-type="float" office:value="99.58" calcext:value-type="float">
            <text:p>99.58</text:p>
          </table:table-cell>
          <table:table-cell table:formula="of:=(1-[.S9])*100" office:value-type="float" office:value="76.51" calcext:value-type="float">
            <text:p>76.51</text:p>
          </table:table-cell>
          <table:table-cell table:formula="of:=(1-[.T9])*100" office:value-type="float" office:value="12.46" calcext:value-type="float">
            <text:p>12.46</text:p>
          </table:table-cell>
          <table:table-cell table:formula="of:=(1-[.U9])*100" office:value-type="float" office:value="99.83" calcext:value-type="float">
            <text:p>99.83</text:p>
          </table:table-cell>
          <table:table-cell table:formula="of:=(1-[.V9])*100" office:value-type="float" office:value="99.88" calcext:value-type="float">
            <text:p>99.88</text:p>
          </table:table-cell>
          <table:table-cell/>
          <table:table-cell table:formula="of:=(1-[.X9])*100" office:value-type="float" office:value="49.9744444444444" calcext:value-type="float">
            <text:p>49.9744444444444</text:p>
          </table:table-cell>
          <table:table-cell table:formula="of:=([.M19]+[.N19]+[.O19]+[.P19]+[.R19]+[.U19]+[.V19])/7" office:value-type="float" office:value="96.99" calcext:value-type="float">
            <text:p>96.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3.5</text:p>
          </table:table-cell>
          <table:table-cell table:formula="of:=(1-[.E10])*100" office:value-type="float" office:value="0" calcext:value-type="float">
            <text:p>0</text:p>
          </table:table-cell>
          <table:table-cell table:formula="of:=(1-[.F10])*100" office:value-type="float" office:value="15.03" calcext:value-type="float">
            <text:p>15.03</text:p>
          </table:table-cell>
          <table:table-cell table:formula="of:=(1-[.G10])*100" office:value-type="float" office:value="5.95" calcext:value-type="float">
            <text:p>5.95</text:p>
          </table:table-cell>
          <table:table-cell table:formula="of:=(1-[.H10])*100" office:value-type="float" office:value="0.479999999999992" calcext:value-type="float">
            <text:p>0.479999999999992</text:p>
          </table:table-cell>
          <table:table-cell table:formula="of:=(1-[.I10])*100" office:value-type="float" office:value="0" calcext:value-type="float">
            <text:p>0</text:p>
          </table:table-cell>
          <table:table-cell table:formula="of:=(1-[.J10])*100" office:value-type="float" office:value="0.379999999999991" calcext:value-type="float">
            <text:p>0.379999999999991</text:p>
          </table:table-cell>
          <table:table-cell table:formula="of:=(1-[.K10])*100" office:value-type="float" office:value="4.61999999999999" calcext:value-type="float">
            <text:p>4.61999999999999</text:p>
          </table:table-cell>
          <table:table-cell table:formula="of:=(1-[.L10])*100" office:value-type="float" office:value="0.219999999999998" calcext:value-type="float">
            <text:p>0.219999999999998</text:p>
          </table:table-cell>
          <table:table-cell table:formula="of:=(1-[.M10])*100" office:value-type="float" office:value="99.85" calcext:value-type="float">
            <text:p>99.85</text:p>
          </table:table-cell>
          <table:table-cell table:formula="of:=(1-[.N10])*100" office:value-type="float" office:value="99.69" calcext:value-type="float">
            <text:p>99.69</text:p>
          </table:table-cell>
          <table:table-cell table:formula="of:=(1-[.O10])*100" office:value-type="float" office:value="95.54" calcext:value-type="float">
            <text:p>95.54</text:p>
          </table:table-cell>
          <table:table-cell table:formula="of:=(1-[.P10])*100" office:value-type="float" office:value="63.4" calcext:value-type="float">
            <text:p>63.4</text:p>
          </table:table-cell>
          <table:table-cell table:formula="of:=(1-[.Q10])*100" office:value-type="float" office:value="0" calcext:value-type="float">
            <text:p>0</text:p>
          </table:table-cell>
          <table:table-cell table:formula="of:=(1-[.R10])*100" office:value-type="float" office:value="99.58" calcext:value-type="float">
            <text:p>99.58</text:p>
          </table:table-cell>
          <table:table-cell table:formula="of:=(1-[.S10])*100" office:value-type="float" office:value="8.11" calcext:value-type="float">
            <text:p>8.11</text:p>
          </table:table-cell>
          <table:table-cell table:formula="of:=(1-[.T10])*100" office:value-type="float" office:value="0.38999999999999" calcext:value-type="float">
            <text:p>0.38999999999999</text:p>
          </table:table-cell>
          <table:table-cell table:formula="of:=(1-[.U10])*100" office:value-type="float" office:value="99.83" calcext:value-type="float">
            <text:p>99.83</text:p>
          </table:table-cell>
          <table:table-cell table:formula="of:=(1-[.V10])*100" office:value-type="float" office:value="78.54" calcext:value-type="float">
            <text:p>78.54</text:p>
          </table:table-cell>
          <table:table-cell/>
          <table:table-cell table:formula="of:=(1-[.X10])*100" office:value-type="float" office:value="37.3116666666667" calcext:value-type="float">
            <text:p>37.3116666666667</text:p>
          </table:table-cell>
          <table:table-cell table:formula="of:=([.M20]+[.N20]+[.O20]+[.P20]+[.R20]+[.U20]+[.V20])/7" office:value-type="float" office:value="90.9185714285714" calcext:value-type="float">
            <text:p>90.91857142857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4.0</text:p>
          </table:table-cell>
          <table:table-cell table:formula="of:=(1-[.E11])*100" office:value-type="float" office:value="0" calcext:value-type="float">
            <text:p>0</text:p>
          </table:table-cell>
          <table:table-cell table:formula="of:=(1-[.F11])*100" office:value-type="float" office:value="0" calcext:value-type="float">
            <text:p>0</text:p>
          </table:table-cell>
          <table:table-cell table:formula="of:=(1-[.G11])*100" office:value-type="float" office:value="3.58999999999999" calcext:value-type="float">
            <text:p>3.58999999999999</text:p>
          </table:table-cell>
          <table:table-cell table:formula="of:=(1-[.H11])*100" office:value-type="float" office:value="0" calcext:value-type="float">
            <text:p>0</text:p>
          </table:table-cell>
          <table:table-cell table:formula="of:=(1-[.I11])*100" office:value-type="float" office:value="0" calcext:value-type="float">
            <text:p>0</text:p>
          </table:table-cell>
          <table:table-cell table:formula="of:=(1-[.J11])*100" office:value-type="float" office:value="0.139999999999996" calcext:value-type="float">
            <text:p>0.139999999999996</text:p>
          </table:table-cell>
          <table:table-cell table:formula="of:=(1-[.K11])*100" office:value-type="float" office:value="0.369999999999993" calcext:value-type="float">
            <text:p>0.369999999999993</text:p>
          </table:table-cell>
          <table:table-cell table:formula="of:=(1-[.L11])*100" office:value-type="float" office:value="0.0499999999999945" calcext:value-type="float">
            <text:p>0.049999999999995</text:p>
          </table:table-cell>
          <table:table-cell table:formula="of:=(1-[.M11])*100" office:value-type="float" office:value="0" calcext:value-type="float">
            <text:p>0</text:p>
          </table:table-cell>
          <table:table-cell table:formula="of:=(1-[.N11])*100" office:value-type="float" office:value="99.69" calcext:value-type="float">
            <text:p>99.69</text:p>
          </table:table-cell>
          <table:table-cell table:formula="of:=(1-[.O11])*100" office:value-type="float" office:value="0" calcext:value-type="float">
            <text:p>0</text:p>
          </table:table-cell>
          <table:table-cell table:formula="of:=(1-[.P11])*100" office:value-type="float" office:value="45.26" calcext:value-type="float">
            <text:p>45.26</text:p>
          </table:table-cell>
          <table:table-cell table:formula="of:=(1-[.Q11])*100" office:value-type="float" office:value="0" calcext:value-type="float">
            <text:p>0</text:p>
          </table:table-cell>
          <table:table-cell table:formula="of:=(1-[.R11])*100" office:value-type="float" office:value="99.58" calcext:value-type="float">
            <text:p>99.58</text:p>
          </table:table-cell>
          <table:table-cell table:formula="of:=(1-[.S11])*100" office:value-type="float" office:value="0.0599999999999934" calcext:value-type="float">
            <text:p>0.059999999999993</text:p>
          </table:table-cell>
          <table:table-cell table:formula="of:=(1-[.T11])*100" office:value-type="float" office:value="0" calcext:value-type="float">
            <text:p>0</text:p>
          </table:table-cell>
          <table:table-cell table:formula="of:=(1-[.U11])*100" office:value-type="float" office:value="99.79" calcext:value-type="float">
            <text:p>99.79</text:p>
          </table:table-cell>
          <table:table-cell table:formula="of:=(1-[.V11])*100" office:value-type="float" office:value="63.39" calcext:value-type="float">
            <text:p>63.39</text:p>
          </table:table-cell>
          <table:table-cell/>
          <table:table-cell table:formula="of:=(1-[.X11])*100" office:value-type="float" office:value="22.8844444444444" calcext:value-type="float">
            <text:p>22.8844444444444</text:p>
          </table:table-cell>
          <table:table-cell table:formula="of:=([.M21]+[.N21]+[.O21]+[.P21]+[.R21]+[.U21]+[.V21])/7" office:value-type="float" office:value="58.2442857142857" calcext:value-type="float">
            <text:p>58.24428571428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4.5</text:p>
          </table:table-cell>
          <table:table-cell table:formula="of:=(1-[.E12])*100" office:value-type="float" office:value="0" calcext:value-type="float">
            <text:p>0</text:p>
          </table:table-cell>
          <table:table-cell table:formula="of:=(1-[.F12])*100" office:value-type="float" office:value="0" calcext:value-type="float">
            <text:p>0</text:p>
          </table:table-cell>
          <table:table-cell table:formula="of:=(1-[.G12])*100" office:value-type="float" office:value="0" calcext:value-type="float">
            <text:p>0</text:p>
          </table:table-cell>
          <table:table-cell table:formula="of:=(1-[.H12])*100" office:value-type="float" office:value="0" calcext:value-type="float">
            <text:p>0</text:p>
          </table:table-cell>
          <table:table-cell table:formula="of:=(1-[.I12])*100" office:value-type="float" office:value="0" calcext:value-type="float">
            <text:p>0</text:p>
          </table:table-cell>
          <table:table-cell table:formula="of:=(1-[.J12])*100" office:value-type="float" office:value="0" calcext:value-type="float">
            <text:p>0</text:p>
          </table:table-cell>
          <table:table-cell table:formula="of:=(1-[.K12])*100" office:value-type="float" office:value="0" calcext:value-type="float">
            <text:p>0</text:p>
          </table:table-cell>
          <table:table-cell table:formula="of:=(1-[.L12])*100" office:value-type="float" office:value="0" calcext:value-type="float">
            <text:p>0</text:p>
          </table:table-cell>
          <table:table-cell table:formula="of:=(1-[.M12])*100" office:value-type="float" office:value="0" calcext:value-type="float">
            <text:p>0</text:p>
          </table:table-cell>
          <table:table-cell table:formula="of:=(1-[.N12])*100" office:value-type="float" office:value="3.13" calcext:value-type="float">
            <text:p>3.13</text:p>
          </table:table-cell>
          <table:table-cell table:formula="of:=(1-[.O12])*100" office:value-type="float" office:value="0" calcext:value-type="float">
            <text:p>0</text:p>
          </table:table-cell>
          <table:table-cell table:formula="of:=(1-[.P12])*100" office:value-type="float" office:value="29.78" calcext:value-type="float">
            <text:p>29.78</text:p>
          </table:table-cell>
          <table:table-cell table:formula="of:=(1-[.Q12])*100" office:value-type="float" office:value="0" calcext:value-type="float">
            <text:p>0</text:p>
          </table:table-cell>
          <table:table-cell table:formula="of:=(1-[.R12])*100" office:value-type="float" office:value="99.53" calcext:value-type="float">
            <text:p>99.53</text:p>
          </table:table-cell>
          <table:table-cell table:formula="of:=(1-[.S12])*100" office:value-type="float" office:value="0" calcext:value-type="float">
            <text:p>0</text:p>
          </table:table-cell>
          <table:table-cell table:formula="of:=(1-[.T12])*100" office:value-type="float" office:value="0" calcext:value-type="float">
            <text:p>0</text:p>
          </table:table-cell>
          <table:table-cell table:formula="of:=(1-[.U12])*100" office:value-type="float" office:value="0" calcext:value-type="float">
            <text:p>0</text:p>
          </table:table-cell>
          <table:table-cell table:formula="of:=(1-[.V12])*100" office:value-type="float" office:value="1.95" calcext:value-type="float">
            <text:p>1.95</text:p>
          </table:table-cell>
          <table:table-cell/>
          <table:table-cell table:formula="of:=(1-[.X12])*100" office:value-type="float" office:value="7.46611111111112" calcext:value-type="float">
            <text:p>7.46611111111112</text:p>
          </table:table-cell>
          <table:table-cell table:formula="of:=([.M22]+[.N22]+[.O22]+[.P22]+[.R22]+[.U22]+[.V22])/7" office:value-type="float" office:value="19.1985714285714" calcext:value-type="float">
            <text:p>19.1985714285714</text:p>
          </table:table-cell>
        </table:table-row>
        <table:table-row table:style-name="ro1" table:number-rows-repeated="32">
          <table:table-cell table:number-columns-repeated="25"/>
        </table:table-row>
        <table:table-row table:style-name="ro1">
          <table:table-cell table:number-columns-repeated="3"/>
          <table:table-cell table:style-name="ce6" table:number-columns-repeated="19"/>
          <table:table-cell table:number-columns-repeated="3"/>
        </table:table-row>
        <table:table-row table:style-name="ro1" table:number-rows-repeated="4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get switch_agg_rate data from 79 to 83 ( FP )</text:p>
          </table:table-cell>
          <table:table-cell table:number-columns-repeated="9"/>
          <table:table-cell table:style-name="ce6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096" calcext:value-type="float">
            <text:p>0.9096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9004" calcext:value-type="float">
            <text:p>0.9004</text:p>
          </table:table-cell>
          <table:table-cell office:value-type="float" office:value="0.9762" calcext:value-type="float">
            <text:p>0.9762</text:p>
          </table:table-cell>
          <table:table-cell office:value-type="float" office:value="0.9966" calcext:value-type="float">
            <text:p>0.9966</text:p>
          </table:table-cell>
          <table:table-cell office:value-type="float" office:value="0.9334" calcext:value-type="float">
            <text:p>0.9334</text:p>
          </table:table-cell>
          <table:table-cell office:value-type="float" office:value="0.35" calcext:value-type="float">
            <text:p>0.35</text:p>
          </table:table-cell>
          <table:table-cell office:value-type="float" office:value="0.9743" calcext:value-type="float">
            <text:p>0.974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951" calcext:value-type="float">
            <text:p>0.0951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7" calcext:value-type="float">
            <text:p>0.007</text:p>
          </table:table-cell>
          <table:table-cell office:value-type="float" office:value="0.615" calcext:value-type="float">
            <text:p>0.61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2" calcext:value-type="float">
            <text:p>0.0012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5" calcext:value-type="float">
            <text:p>0.995</text:p>
          </table:table-cell>
          <table:table-cell office:value-type="float" office:value="0.1064" calcext:value-type="float">
            <text:p>0.1064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9886" calcext:value-type="float">
            <text:p>0.9886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9905" calcext:value-type="float">
            <text:p>0.9905</text:p>
          </table:table-cell>
          <table:table-cell office:value-type="float" office:value="0.7035" calcext:value-type="float">
            <text:p>0.7035</text:p>
          </table:table-cell>
          <table:table-cell office:value-type="float" office:value="0.9795" calcext:value-type="float">
            <text:p>0.979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1933" calcext:value-type="float">
            <text:p>0.1933</text:p>
          </table:table-cell>
          <table:table-cell office:value-type="float" office:value="1" calcext:value-type="float">
            <text:p>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2349" calcext:value-type="float">
            <text:p>0.2349</text:p>
          </table:table-cell>
          <table:table-cell office:value-type="float" office:value="0.8754" calcext:value-type="float">
            <text:p>0.875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2" calcext:value-type="float">
            <text:p>0.0012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8497" calcext:value-type="float">
            <text:p>0.8497</text:p>
          </table:table-cell>
          <table:table-cell office:value-type="float" office:value="0.9405" calcext:value-type="float">
            <text:p>0.9405</text:p>
          </table:table-cell>
          <table:table-cell office:value-type="float" office:value="0.9952" calcext:value-type="float">
            <text:p>0.9952</text:p>
          </table:table-cell>
          <table:table-cell office:value-type="float" office:value="1" calcext:value-type="float">
            <text:p>1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538" calcext:value-type="float">
            <text:p>0.9538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366" calcext:value-type="float">
            <text:p>0.366</text:p>
          </table:table-cell>
          <table:table-cell office:value-type="float" office:value="1" calcext:value-type="float">
            <text:p>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9189" calcext:value-type="float">
            <text:p>0.9189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146" calcext:value-type="float">
            <text:p>0.2146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.9641" calcext:value-type="float">
            <text:p>0.96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95" calcext:value-type="float">
            <text:p>0.9995</text:p>
          </table:table-cell>
          <table:table-cell office:value-type="float" office:value="1" calcext:value-type="float">
            <text:p>1</text:p>
          </table:table-cell>
          <table:table-cell office:value-type="float" office:value="0.0031" calcext:value-type="float">
            <text:p>0.0031</text:p>
          </table:table-cell>
          <table:table-cell office:value-type="float" office:value="1" calcext:value-type="float">
            <text:p>1</text:p>
          </table:table-cell>
          <table:table-cell office:value-type="float" office:value="0.5474" calcext:value-type="float">
            <text:p>0.5474</text:p>
          </table:table-cell>
          <table:table-cell office:value-type="float" office:value="1" calcext:value-type="float">
            <text:p>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9994" calcext:value-type="float">
            <text:p>0.9994</text:p>
          </table:table-cell>
          <table:table-cell office:value-type="float" office:value="1" calcext:value-type="float">
            <text:p>1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3661" calcext:value-type="float">
            <text:p>0.3661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table:number-columns-repeated="9" office:value-type="float" office:value="1" calcext:value-type="float">
            <text:p>1</text:p>
          </table:table-cell>
          <table:table-cell office:value-type="float" office:value="0.9687" calcext:value-type="float">
            <text:p>0.9687</text:p>
          </table:table-cell>
          <table:table-cell office:value-type="float" office:value="1" calcext:value-type="float">
            <text:p>1</text:p>
          </table:table-cell>
          <table:table-cell office:value-type="float" office:value="0.7022" calcext:value-type="float">
            <text:p>0.7022</text:p>
          </table:table-cell>
          <table:table-cell office:value-type="float" office:value="1" calcext:value-type="float">
            <text:p>1</text:p>
          </table:table-cell>
          <table:table-cell office:value-type="float" office:value="0.0047" calcext:value-type="float">
            <text:p>0.00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05" calcext:value-type="float">
            <text:p>0.9805</text:p>
          </table:table-cell>
          <table:table-cell/>
          <table:table-cell table:style-name="ce6" table:number-columns-repeated="2"/>
        </table:table-row>
        <table:table-row table:style-name="ro1" table:number-rows-repeated="13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4"/>
          <table:table-cell table:style-name="ce6" table:number-columns-repeated="21"/>
        </table:table-row>
        <table:table-row table:style-name="ro1">
          <table:table-cell table:number-columns-repeated="4"/>
          <table:table-cell table:style-name="ce6" table:number-columns-repeated="21"/>
        </table:table-row>
      </table:table>
      <table:table table:name="MPKI" table:style-name="ta1">
        <table:shapes>
          <draw:frame draw:z-index="0" draw:style-name="gr1" draw:text-style-name="P1" svg:width="210mm" svg:height="100mm" svg:x="68.4mm" svg:y="122.27mm">
            <draw:object draw:notify-on-update-of-ranges="MPKI.E17:MPKI.Y17 MPKI.D18:MPKI.D18 MPKI.E18:MPKI.Y18 MPKI.D19:MPKI.D19 MPKI.E19:MPKI.Y19 MPKI.D20:MPKI.D20 MPKI.E20:MPKI.Y20 MPKI.D21:MPKI.D21 MPKI.E21:MPKI.Y21 MPKI.D22:MPKI.D22 MPKI.E22:MPKI.Y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string" calcext:value-type="string">
            <text:p>フォルダ</text:p>
          </table:table-cell>
          <table:table-cell/>
          <table:table-cell office:value-type="string" calcext:value-type="string">
            <text:p>備考AGG5,CONS6</text:p>
          </table:table-cell>
          <table:table-cell table:number-columns-repeated="2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witch_agg_rate data from 14 to 19 ( INT )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string" calcext:value-type="string">
            <text:p>AGG RAT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PKI=1</text:p>
          </table:table-cell>
          <table:table-cell office:value-type="float" office:value="0.9915" calcext:value-type="float">
            <text:p>0.9915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769" calcext:value-type="float">
            <text:p>0.769</text:p>
          </table:table-cell>
          <table:table-cell office:value-type="float" office:value="0.7416" calcext:value-type="float">
            <text:p>0.7416</text:p>
          </table:table-cell>
          <table:table-cell office:value-type="float" office:value="0.0759" calcext:value-type="float">
            <text:p>0.0759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791" calcext:value-type="float">
            <text:p>0.9791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2" calcext:value-type="float">
            <text:p>0.9992</text:p>
          </table:table-cell>
          <table:table-cell/>
          <table:table-cell table:formula="of:=AVERAGE([.E8:.V8])" office:value-type="float" office:value="0.796761111111111" calcext:value-type="float">
            <text:p>0.7967611111111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MPKI=2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49" calcext:value-type="float">
            <text:p>0.9949</text:p>
          </table:table-cell>
          <table:table-cell office:value-type="float" office:value="0.8394" calcext:value-type="float">
            <text:p>0.8394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0956" calcext:value-type="float">
            <text:p>0.0956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19" calcext:value-type="float">
            <text:p>0.9919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0579" calcext:value-type="float">
            <text:p>0.0579</text:p>
          </table:table-cell>
          <table:table-cell office:value-type="float" office:value="0.9678" calcext:value-type="float">
            <text:p>0.9678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formula="of:=AVERAGE([.E9:.V9])" office:value-type="float" office:value="0.816161111111111" calcext:value-type="float">
            <text:p>0.8161611111111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PKI=3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8413" calcext:value-type="float">
            <text:p>0.8413</text:p>
          </table:table-cell>
          <table:table-cell office:value-type="float" office:value="0.0544" calcext:value-type="float">
            <text:p>0.0544</text:p>
          </table:table-cell>
          <table:table-cell office:value-type="float" office:value="0.8489" calcext:value-type="float">
            <text:p>0.8489</text:p>
          </table:table-cell>
          <table:table-cell office:value-type="float" office:value="0.9856" calcext:value-type="float">
            <text:p>0.9856</text:p>
          </table:table-cell>
          <table:table-cell office:value-type="float" office:value="0.1059" calcext:value-type="float">
            <text:p>0.1059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3652" calcext:value-type="float">
            <text:p>0.3652</text:p>
          </table:table-cell>
          <table:table-cell office:value-type="float" office:value="0.9744" calcext:value-type="float">
            <text:p>0.9744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formula="of:=AVERAGE([.E10:.V10])" office:value-type="float" office:value="0.841794444444444" calcext:value-type="float">
            <text:p>0.8417944444444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PKI=4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8417" calcext:value-type="float">
            <text:p>0.8417</text:p>
          </table:table-cell>
          <table:table-cell office:value-type="float" office:value="0.1522" calcext:value-type="float">
            <text:p>0.1522</text:p>
          </table:table-cell>
          <table:table-cell office:value-type="float" office:value="0.8683" calcext:value-type="float">
            <text:p>0.8683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1124" calcext:value-type="float">
            <text:p>0.1124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9934" calcext:value-type="float">
            <text:p>0.9934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9794" calcext:value-type="float">
            <text:p>0.9794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formula="of:=AVERAGE([.E11:.V11])" office:value-type="float" office:value="0.879955555555556" calcext:value-type="float">
            <text:p>0.87995555555555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PKI=5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815" calcext:value-type="float">
            <text:p>0.8815</text:p>
          </table:table-cell>
          <table:table-cell office:value-type="float" office:value="0.9923" calcext:value-type="float">
            <text:p>0.9923</text:p>
          </table:table-cell>
          <table:table-cell office:value-type="float" office:value="0.1162" calcext:value-type="float">
            <text:p>0.1162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9946" calcext:value-type="float">
            <text:p>0.9946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905" calcext:value-type="float">
            <text:p>0.9905</text:p>
          </table:table-cell>
          <table:table-cell office:value-type="float" office:value="0.9808" calcext:value-type="float">
            <text:p>0.9808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formula="of:=AVERAGE([.E12:.V12])" office:value-type="float" office:value="0.889427777777778" calcext:value-type="float">
            <text:p>0.889427777777778</text:p>
          </table:table-cell>
          <table:table-cell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high MLP av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1</text:p>
          </table:table-cell>
          <table:table-cell table:formula="of:=(1-[.E8])*100" office:value-type="float" office:value="0.849999999999995" calcext:value-type="float">
            <text:p>0.849999999999995</text:p>
          </table:table-cell>
          <table:table-cell table:formula="of:=(1-[.F8])*100" office:value-type="float" office:value="0.129999999999997" calcext:value-type="float">
            <text:p>0.129999999999997</text:p>
          </table:table-cell>
          <table:table-cell table:formula="of:=(1-[.G8])*100" office:value-type="float" office:value="0.739999999999996" calcext:value-type="float">
            <text:p>0.739999999999996</text:p>
          </table:table-cell>
          <table:table-cell table:formula="of:=(1-[.H8])*100" office:value-type="float" office:value="16.22" calcext:value-type="float">
            <text:p>16.22</text:p>
          </table:table-cell>
          <table:table-cell table:formula="of:=(1-[.I8])*100" office:value-type="float" office:value="99.37" calcext:value-type="float">
            <text:p>99.37</text:p>
          </table:table-cell>
          <table:table-cell table:formula="of:=(1-[.J8])*100" office:value-type="float" office:value="23.1" calcext:value-type="float">
            <text:p>23.1</text:p>
          </table:table-cell>
          <table:table-cell table:formula="of:=(1-[.K8])*100" office:value-type="float" office:value="25.84" calcext:value-type="float">
            <text:p>25.84</text:p>
          </table:table-cell>
          <table:table-cell table:formula="of:=(1-[.L8])*100" office:value-type="float" office:value="92.41" calcext:value-type="float">
            <text:p>92.41</text:p>
          </table:table-cell>
          <table:table-cell table:formula="of:=(1-[.M8])*100" office:value-type="float" office:value="0.0399999999999956" calcext:value-type="float">
            <text:p>0.039999999999996</text:p>
          </table:table-cell>
          <table:table-cell table:formula="of:=(1-[.N8])*100" office:value-type="float" office:value="0.179999999999991" calcext:value-type="float">
            <text:p>0.179999999999991</text:p>
          </table:table-cell>
          <table:table-cell table:formula="of:=(1-[.O8])*100" office:value-type="float" office:value="0.469999999999993" calcext:value-type="float">
            <text:p>0.469999999999993</text:p>
          </table:table-cell>
          <table:table-cell table:formula="of:=(1-[.P8])*100" office:value-type="float" office:value="2.08999999999999" calcext:value-type="float">
            <text:p>2.08999999999999</text:p>
          </table:table-cell>
          <table:table-cell table:formula="of:=(1-[.Q8])*100" office:value-type="float" office:value="0.229999999999997" calcext:value-type="float">
            <text:p>0.229999999999997</text:p>
          </table:table-cell>
          <table:table-cell table:formula="of:=(1-[.R8])*100" office:value-type="float" office:value="0.319999999999998" calcext:value-type="float">
            <text:p>0.319999999999998</text:p>
          </table:table-cell>
          <table:table-cell table:formula="of:=(1-[.S8])*100" office:value-type="float" office:value="99.97" calcext:value-type="float">
            <text:p>99.97</text:p>
          </table:table-cell>
          <table:table-cell table:formula="of:=(1-[.T8])*100" office:value-type="float" office:value="3.75" calcext:value-type="float">
            <text:p>3.75</text:p>
          </table:table-cell>
          <table:table-cell table:formula="of:=(1-[.U8])*100" office:value-type="float" office:value="0.0399999999999956" calcext:value-type="float">
            <text:p>0.039999999999996</text:p>
          </table:table-cell>
          <table:table-cell table:formula="of:=(1-[.V8])*100" office:value-type="float" office:value="0.0799999999999912" calcext:value-type="float">
            <text:p>0.079999999999991</text:p>
          </table:table-cell>
          <table:table-cell/>
          <table:table-cell table:formula="of:=(1-[.X8])*100" office:value-type="float" office:value="20.3238888888889" calcext:value-type="float">
            <text:p>20.3238888888889</text:p>
          </table:table-cell>
          <table:table-cell table:formula="of:=([.I18]+[.L18]+[.S18])/3" office:value-type="float" office:value="97.25" calcext:value-type="float">
            <text:p>97.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2</text:p>
          </table:table-cell>
          <table:table-cell table:formula="of:=(1-[.E9])*100" office:value-type="float" office:value="0.429999999999997" calcext:value-type="float">
            <text:p>0.429999999999997</text:p>
          </table:table-cell>
          <table:table-cell table:formula="of:=(1-[.F9])*100" office:value-type="float" office:value="0.129999999999997" calcext:value-type="float">
            <text:p>0.129999999999997</text:p>
          </table:table-cell>
          <table:table-cell table:formula="of:=(1-[.G9])*100" office:value-type="float" office:value="0.509999999999999" calcext:value-type="float">
            <text:p>0.509999999999999</text:p>
          </table:table-cell>
          <table:table-cell table:formula="of:=(1-[.H9])*100" office:value-type="float" office:value="16.06" calcext:value-type="float">
            <text:p>16.06</text:p>
          </table:table-cell>
          <table:table-cell table:formula="of:=(1-[.I9])*100" office:value-type="float" office:value="98.54" calcext:value-type="float">
            <text:p>98.54</text:p>
          </table:table-cell>
          <table:table-cell table:formula="of:=(1-[.J9])*100" office:value-type="float" office:value="17.83" calcext:value-type="float">
            <text:p>17.83</text:p>
          </table:table-cell>
          <table:table-cell table:formula="of:=(1-[.K9])*100" office:value-type="float" office:value="7.71999999999999" calcext:value-type="float">
            <text:p>7.71999999999999</text:p>
          </table:table-cell>
          <table:table-cell table:formula="of:=(1-[.L9])*100" office:value-type="float" office:value="90.44" calcext:value-type="float">
            <text:p>90.44</text:p>
          </table:table-cell>
          <table:table-cell table:formula="of:=(1-[.M9])*100" office:value-type="float" office:value="0.0399999999999956" calcext:value-type="float">
            <text:p>0.039999999999996</text:p>
          </table:table-cell>
          <table:table-cell table:formula="of:=(1-[.N9])*100" office:value-type="float" office:value="0.0899999999999901" calcext:value-type="float">
            <text:p>0.08999999999999</text:p>
          </table:table-cell>
          <table:table-cell table:formula="of:=(1-[.O9])*100" office:value-type="float" office:value="0.249999999999995" calcext:value-type="float">
            <text:p>0.249999999999995</text:p>
          </table:table-cell>
          <table:table-cell table:formula="of:=(1-[.P9])*100" office:value-type="float" office:value="0.81" calcext:value-type="float">
            <text:p>0.81</text:p>
          </table:table-cell>
          <table:table-cell table:formula="of:=(1-[.Q9])*100" office:value-type="float" office:value="0.229999999999997" calcext:value-type="float">
            <text:p>0.229999999999997</text:p>
          </table:table-cell>
          <table:table-cell table:formula="of:=(1-[.R9])*100" office:value-type="float" office:value="0.319999999999998" calcext:value-type="float">
            <text:p>0.319999999999998</text:p>
          </table:table-cell>
          <table:table-cell table:formula="of:=(1-[.S9])*100" office:value-type="float" office:value="94.21" calcext:value-type="float">
            <text:p>94.21</text:p>
          </table:table-cell>
          <table:table-cell table:formula="of:=(1-[.T9])*100" office:value-type="float" office:value="3.22" calcext:value-type="float">
            <text:p>3.22</text:p>
          </table:table-cell>
          <table:table-cell table:formula="of:=(1-[.U9])*100" office:value-type="float" office:value="0.0399999999999956" calcext:value-type="float">
            <text:p>0.039999999999996</text:p>
          </table:table-cell>
          <table:table-cell table:formula="of:=(1-[.V9])*100" office:value-type="float" office:value="0.0399999999999956" calcext:value-type="float">
            <text:p>0.039999999999996</text:p>
          </table:table-cell>
          <table:table-cell/>
          <table:table-cell table:formula="of:=(1-[.X9])*100" office:value-type="float" office:value="18.3838888888889" calcext:value-type="float">
            <text:p>18.3838888888889</text:p>
          </table:table-cell>
          <table:table-cell table:formula="of:=([.I19]+[.L19]+[.S19])/3" office:value-type="float" office:value="94.3966666666667" calcext:value-type="float">
            <text:p>94.396666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3</text:p>
          </table:table-cell>
          <table:table-cell table:formula="of:=(1-[.E10])*100" office:value-type="float" office:value="0.329999999999997" calcext:value-type="float">
            <text:p>0.329999999999997</text:p>
          </table:table-cell>
          <table:table-cell table:formula="of:=(1-[.F10])*100" office:value-type="float" office:value="0.129999999999997" calcext:value-type="float">
            <text:p>0.129999999999997</text:p>
          </table:table-cell>
          <table:table-cell table:formula="of:=(1-[.G10])*100" office:value-type="float" office:value="0.359999999999994" calcext:value-type="float">
            <text:p>0.359999999999994</text:p>
          </table:table-cell>
          <table:table-cell table:formula="of:=(1-[.H10])*100" office:value-type="float" office:value="15.87" calcext:value-type="float">
            <text:p>15.87</text:p>
          </table:table-cell>
          <table:table-cell table:formula="of:=(1-[.I10])*100" office:value-type="float" office:value="94.56" calcext:value-type="float">
            <text:p>94.56</text:p>
          </table:table-cell>
          <table:table-cell table:formula="of:=(1-[.J10])*100" office:value-type="float" office:value="15.11" calcext:value-type="float">
            <text:p>15.11</text:p>
          </table:table-cell>
          <table:table-cell table:formula="of:=(1-[.K10])*100" office:value-type="float" office:value="1.44" calcext:value-type="float">
            <text:p>1.44</text:p>
          </table:table-cell>
          <table:table-cell table:formula="of:=(1-[.L10])*100" office:value-type="float" office:value="89.41" calcext:value-type="float">
            <text:p>89.41</text:p>
          </table:table-cell>
          <table:table-cell table:formula="of:=(1-[.M10])*100" office:value-type="float" office:value="0.0399999999999956" calcext:value-type="float">
            <text:p>0.039999999999996</text:p>
          </table:table-cell>
          <table:table-cell table:formula="of:=(1-[.N10])*100" office:value-type="float" office:value="0.0899999999999901" calcext:value-type="float">
            <text:p>0.08999999999999</text:p>
          </table:table-cell>
          <table:table-cell table:formula="of:=(1-[.O10])*100" office:value-type="float" office:value="0.249999999999995" calcext:value-type="float">
            <text:p>0.249999999999995</text:p>
          </table:table-cell>
          <table:table-cell table:formula="of:=(1-[.P10])*100" office:value-type="float" office:value="0.700000000000001" calcext:value-type="float">
            <text:p>0.700000000000001</text:p>
          </table:table-cell>
          <table:table-cell table:formula="of:=(1-[.Q10])*100" office:value-type="float" office:value="0.2" calcext:value-type="float">
            <text:p>0.2</text:p>
          </table:table-cell>
          <table:table-cell table:formula="of:=(1-[.R10])*100" office:value-type="float" office:value="0.159999999999993" calcext:value-type="float">
            <text:p>0.159999999999993</text:p>
          </table:table-cell>
          <table:table-cell table:formula="of:=(1-[.S10])*100" office:value-type="float" office:value="63.48" calcext:value-type="float">
            <text:p>63.48</text:p>
          </table:table-cell>
          <table:table-cell table:formula="of:=(1-[.T10])*100" office:value-type="float" office:value="2.56" calcext:value-type="float">
            <text:p>2.56</text:p>
          </table:table-cell>
          <table:table-cell table:formula="of:=(1-[.U10])*100" office:value-type="float" office:value="0.0399999999999956" calcext:value-type="float">
            <text:p>0.039999999999996</text:p>
          </table:table-cell>
          <table:table-cell table:formula="of:=(1-[.V10])*100" office:value-type="float" office:value="0.0399999999999956" calcext:value-type="float">
            <text:p>0.039999999999996</text:p>
          </table:table-cell>
          <table:table-cell/>
          <table:table-cell table:formula="of:=(1-[.X10])*100" office:value-type="float" office:value="15.8205555555556" calcext:value-type="float">
            <text:p>15.8205555555556</text:p>
          </table:table-cell>
          <table:table-cell table:formula="of:=([.I20]+[.L20]+[.S20])/3" office:value-type="float" office:value="82.4833333333333" calcext:value-type="float">
            <text:p>82.48333333333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4</text:p>
          </table:table-cell>
          <table:table-cell table:formula="of:=(1-[.E11])*100" office:value-type="float" office:value="0.279999999999991" calcext:value-type="float">
            <text:p>0.279999999999991</text:p>
          </table:table-cell>
          <table:table-cell table:formula="of:=(1-[.F11])*100" office:value-type="float" office:value="0.1" calcext:value-type="float">
            <text:p>0.1</text:p>
          </table:table-cell>
          <table:table-cell table:formula="of:=(1-[.G11])*100" office:value-type="float" office:value="0.249999999999995" calcext:value-type="float">
            <text:p>0.249999999999995</text:p>
          </table:table-cell>
          <table:table-cell table:formula="of:=(1-[.H11])*100" office:value-type="float" office:value="15.83" calcext:value-type="float">
            <text:p>15.83</text:p>
          </table:table-cell>
          <table:table-cell table:formula="of:=(1-[.I11])*100" office:value-type="float" office:value="84.78" calcext:value-type="float">
            <text:p>84.78</text:p>
          </table:table-cell>
          <table:table-cell table:formula="of:=(1-[.J11])*100" office:value-type="float" office:value="13.17" calcext:value-type="float">
            <text:p>13.17</text:p>
          </table:table-cell>
          <table:table-cell table:formula="of:=(1-[.K11])*100" office:value-type="float" office:value="1.06999999999999" calcext:value-type="float">
            <text:p>1.06999999999999</text:p>
          </table:table-cell>
          <table:table-cell table:formula="of:=(1-[.L11])*100" office:value-type="float" office:value="88.76" calcext:value-type="float">
            <text:p>88.76</text:p>
          </table:table-cell>
          <table:table-cell table:formula="of:=(1-[.M11])*100" office:value-type="float" office:value="0.0399999999999956" calcext:value-type="float">
            <text:p>0.039999999999996</text:p>
          </table:table-cell>
          <table:table-cell table:formula="of:=(1-[.N11])*100" office:value-type="float" office:value="0.0899999999999901" calcext:value-type="float">
            <text:p>0.08999999999999</text:p>
          </table:table-cell>
          <table:table-cell table:formula="of:=(1-[.O11])*100" office:value-type="float" office:value="0.219999999999998" calcext:value-type="float">
            <text:p>0.219999999999998</text:p>
          </table:table-cell>
          <table:table-cell table:formula="of:=(1-[.P11])*100" office:value-type="float" office:value="0.659999999999994" calcext:value-type="float">
            <text:p>0.659999999999994</text:p>
          </table:table-cell>
          <table:table-cell table:formula="of:=(1-[.Q11])*100" office:value-type="float" office:value="0.2" calcext:value-type="float">
            <text:p>0.2</text:p>
          </table:table-cell>
          <table:table-cell table:formula="of:=(1-[.R11])*100" office:value-type="float" office:value="0.159999999999993" calcext:value-type="float">
            <text:p>0.159999999999993</text:p>
          </table:table-cell>
          <table:table-cell table:formula="of:=(1-[.S11])*100" office:value-type="float" office:value="8.32999999999999" calcext:value-type="float">
            <text:p>8.32999999999999</text:p>
          </table:table-cell>
          <table:table-cell table:formula="of:=(1-[.T11])*100" office:value-type="float" office:value="2.06" calcext:value-type="float">
            <text:p>2.06</text:p>
          </table:table-cell>
          <table:table-cell table:formula="of:=(1-[.U11])*100" office:value-type="float" office:value="0.0399999999999956" calcext:value-type="float">
            <text:p>0.039999999999996</text:p>
          </table:table-cell>
          <table:table-cell table:formula="of:=(1-[.V11])*100" office:value-type="float" office:value="0.0399999999999956" calcext:value-type="float">
            <text:p>0.039999999999996</text:p>
          </table:table-cell>
          <table:table-cell/>
          <table:table-cell table:formula="of:=(1-[.X11])*100" office:value-type="float" office:value="12.0044444444444" calcext:value-type="float">
            <text:p>12.0044444444444</text:p>
          </table:table-cell>
          <table:table-cell table:formula="of:=([.I21]+[.L21]+[.S21])/3" office:value-type="float" office:value="60.6233333333333" calcext:value-type="float">
            <text:p>60.62333333333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5</text:p>
          </table:table-cell>
          <table:table-cell table:formula="of:=(1-[.E12])*100" office:value-type="float" office:value="0.279999999999991" calcext:value-type="float">
            <text:p>0.279999999999991</text:p>
          </table:table-cell>
          <table:table-cell table:formula="of:=(1-[.F12])*100" office:value-type="float" office:value="0.1" calcext:value-type="float">
            <text:p>0.1</text:p>
          </table:table-cell>
          <table:table-cell table:formula="of:=(1-[.G12])*100" office:value-type="float" office:value="0.249999999999995" calcext:value-type="float">
            <text:p>0.249999999999995</text:p>
          </table:table-cell>
          <table:table-cell table:formula="of:=(1-[.H12])*100" office:value-type="float" office:value="15.66" calcext:value-type="float">
            <text:p>15.66</text:p>
          </table:table-cell>
          <table:table-cell table:formula="of:=(1-[.I12])*100" office:value-type="float" office:value="77.54" calcext:value-type="float">
            <text:p>77.54</text:p>
          </table:table-cell>
          <table:table-cell table:formula="of:=(1-[.J12])*100" office:value-type="float" office:value="11.85" calcext:value-type="float">
            <text:p>11.85</text:p>
          </table:table-cell>
          <table:table-cell table:formula="of:=(1-[.K12])*100" office:value-type="float" office:value="0.769999999999993" calcext:value-type="float">
            <text:p>0.769999999999993</text:p>
          </table:table-cell>
          <table:table-cell table:formula="of:=(1-[.L12])*100" office:value-type="float" office:value="88.38" calcext:value-type="float">
            <text:p>88.38</text:p>
          </table:table-cell>
          <table:table-cell table:formula="of:=(1-[.M12])*100" office:value-type="float" office:value="0.0399999999999956" calcext:value-type="float">
            <text:p>0.039999999999996</text:p>
          </table:table-cell>
          <table:table-cell table:formula="of:=(1-[.N12])*100" office:value-type="float" office:value="0.0899999999999901" calcext:value-type="float">
            <text:p>0.08999999999999</text:p>
          </table:table-cell>
          <table:table-cell table:formula="of:=(1-[.O12])*100" office:value-type="float" office:value="0.219999999999998" calcext:value-type="float">
            <text:p>0.219999999999998</text:p>
          </table:table-cell>
          <table:table-cell table:formula="of:=(1-[.P12])*100" office:value-type="float" office:value="0.539999999999996" calcext:value-type="float">
            <text:p>0.539999999999996</text:p>
          </table:table-cell>
          <table:table-cell table:formula="of:=(1-[.Q12])*100" office:value-type="float" office:value="0.2" calcext:value-type="float">
            <text:p>0.2</text:p>
          </table:table-cell>
          <table:table-cell table:formula="of:=(1-[.R12])*100" office:value-type="float" office:value="0.159999999999993" calcext:value-type="float">
            <text:p>0.159999999999993</text:p>
          </table:table-cell>
          <table:table-cell table:formula="of:=(1-[.S12])*100" office:value-type="float" office:value="0.949999999999995" calcext:value-type="float">
            <text:p>0.949999999999995</text:p>
          </table:table-cell>
          <table:table-cell table:formula="of:=(1-[.T12])*100" office:value-type="float" office:value="1.92" calcext:value-type="float">
            <text:p>1.92</text:p>
          </table:table-cell>
          <table:table-cell table:formula="of:=(1-[.U12])*100" office:value-type="float" office:value="0.0399999999999956" calcext:value-type="float">
            <text:p>0.039999999999996</text:p>
          </table:table-cell>
          <table:table-cell table:formula="of:=(1-[.V12])*100" office:value-type="float" office:value="0.0399999999999956" calcext:value-type="float">
            <text:p>0.039999999999996</text:p>
          </table:table-cell>
          <table:table-cell/>
          <table:table-cell table:formula="of:=(1-[.X12])*100" office:value-type="float" office:value="11.0572222222222" calcext:value-type="float">
            <text:p>11.0572222222222</text:p>
          </table:table-cell>
          <table:table-cell table:formula="of:=([.I22]+[.L22]+[.S22])/3" office:value-type="float" office:value="55.6233333333333" calcext:value-type="float">
            <text:p>55.6233333333333</text:p>
          </table:table-cell>
        </table:table-row>
        <table:table-row table:style-name="ro1" table:number-rows-repeated="32">
          <table:table-cell table:number-columns-repeated="25"/>
        </table:table-row>
        <table:table-row table:style-name="ro1">
          <table:table-cell table:number-columns-repeated="3"/>
          <table:table-cell table:style-name="ce6" table:number-columns-repeated="19"/>
          <table:table-cell table:number-columns-repeated="3"/>
        </table:table-row>
        <table:table-row table:style-name="ro1" table:number-rows-repeated="4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get switch_agg_rate data from 84 to 88 ( FP )</text:p>
          </table:table-cell>
          <table:table-cell table:number-columns-repeated="9"/>
          <table:table-cell table:style-name="ce6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15" calcext:value-type="float">
            <text:p>0.9915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769" calcext:value-type="float">
            <text:p>0.769</text:p>
          </table:table-cell>
          <table:table-cell office:value-type="float" office:value="0.7416" calcext:value-type="float">
            <text:p>0.7416</text:p>
          </table:table-cell>
          <table:table-cell office:value-type="float" office:value="0.0759" calcext:value-type="float">
            <text:p>0.0759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791" calcext:value-type="float">
            <text:p>0.9791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2" calcext:value-type="float">
            <text:p>0.9992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57" calcext:value-type="float">
            <text:p>0.9957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49" calcext:value-type="float">
            <text:p>0.9949</text:p>
          </table:table-cell>
          <table:table-cell office:value-type="float" office:value="0.8394" calcext:value-type="float">
            <text:p>0.8394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0956" calcext:value-type="float">
            <text:p>0.0956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19" calcext:value-type="float">
            <text:p>0.9919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0579" calcext:value-type="float">
            <text:p>0.0579</text:p>
          </table:table-cell>
          <table:table-cell office:value-type="float" office:value="0.9678" calcext:value-type="float">
            <text:p>0.9678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67" calcext:value-type="float">
            <text:p>0.9967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8413" calcext:value-type="float">
            <text:p>0.8413</text:p>
          </table:table-cell>
          <table:table-cell office:value-type="float" office:value="0.0544" calcext:value-type="float">
            <text:p>0.0544</text:p>
          </table:table-cell>
          <table:table-cell office:value-type="float" office:value="0.8489" calcext:value-type="float">
            <text:p>0.8489</text:p>
          </table:table-cell>
          <table:table-cell office:value-type="float" office:value="0.9856" calcext:value-type="float">
            <text:p>0.9856</text:p>
          </table:table-cell>
          <table:table-cell office:value-type="float" office:value="0.1059" calcext:value-type="float">
            <text:p>0.1059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3652" calcext:value-type="float">
            <text:p>0.3652</text:p>
          </table:table-cell>
          <table:table-cell office:value-type="float" office:value="0.9744" calcext:value-type="float">
            <text:p>0.9744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72" calcext:value-type="float">
            <text:p>0.9972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8417" calcext:value-type="float">
            <text:p>0.8417</text:p>
          </table:table-cell>
          <table:table-cell office:value-type="float" office:value="0.1522" calcext:value-type="float">
            <text:p>0.1522</text:p>
          </table:table-cell>
          <table:table-cell office:value-type="float" office:value="0.8683" calcext:value-type="float">
            <text:p>0.8683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1124" calcext:value-type="float">
            <text:p>0.1124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9934" calcext:value-type="float">
            <text:p>0.9934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9794" calcext:value-type="float">
            <text:p>0.9794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72" calcext:value-type="float">
            <text:p>0.9972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815" calcext:value-type="float">
            <text:p>0.8815</text:p>
          </table:table-cell>
          <table:table-cell office:value-type="float" office:value="0.9923" calcext:value-type="float">
            <text:p>0.9923</text:p>
          </table:table-cell>
          <table:table-cell office:value-type="float" office:value="0.1162" calcext:value-type="float">
            <text:p>0.1162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9946" calcext:value-type="float">
            <text:p>0.9946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905" calcext:value-type="float">
            <text:p>0.9905</text:p>
          </table:table-cell>
          <table:table-cell office:value-type="float" office:value="0.9808" calcext:value-type="float">
            <text:p>0.9808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style-name="ce6" table:number-columns-repeated="2"/>
        </table:table-row>
        <table:table-row table:style-name="ro1" table:number-rows-repeated="13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4"/>
          <table:table-cell table:style-name="ce6" table:number-columns-repeated="21"/>
        </table:table-row>
        <table:table-row table:style-name="ro1">
          <table:table-cell table:number-columns-repeated="4"/>
          <table:table-cell table:style-name="ce6"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00/00/00</text:date>, <text:time style:data-style-name="N2" text:time-value="16:08:40.59392709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6:41:03.196737869</meta:creation-date>
    <dc:date>2020-12-27T16:50:26.156270866</dc:date>
    <meta:editing-duration>PT2H5M11S</meta:editing-duration>
    <meta:editing-cycles>22</meta:editing-cycles>
    <meta:generator>LibreOffice/6.0.7.3$Linux_X86_64 LibreOffice_project/00m0$Build-3</meta:generator>
    <meta:document-statistic meta:table-count="3" meta:cell-count="107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table:cell-range-address="MPKI.D17:MPKI.Y22" chart:data-source-has-labels="both" svg:x="1.172cm" svg:y="1.098cm" svg:width="19.404cm" svg:height="8.736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MPKI.E17:MPKI.Y17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MPKI.E18:MPKI.Y18" chart:label-cell-address="MPKI.D18:MPKI.D18" chart:class="chart:bar">
            <chart:data-point chart:repeated="21"/>
          </chart:series>
          <chart:series chart:style-name="ch8" chart:values-cell-range-address="MPKI.E19:MPKI.Y19" chart:label-cell-address="MPKI.D19:MPKI.D19" chart:class="chart:bar">
            <chart:data-point chart:repeated="21"/>
          </chart:series>
          <chart:series chart:style-name="ch9" chart:values-cell-range-address="MPKI.E20:MPKI.Y20" chart:label-cell-address="MPKI.D20:MPKI.D20" chart:class="chart:bar">
            <chart:data-point chart:repeated="21"/>
          </chart:series>
          <chart:series chart:style-name="ch10" chart:values-cell-range-address="MPKI.E21:MPKI.Y21" chart:label-cell-address="MPKI.D21:MPKI.D21" chart:class="chart:bar">
            <chart:data-point chart:repeated="21"/>
          </chart:series>
          <chart:series chart:style-name="ch11" chart:values-cell-range-address="MPKI.E22:MPKI.Y22" chart:label-cell-address="MPKI.D22:MPKI.D22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MPKI.E17:MPKI.Y17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MLP avg</text:p>
              </table:table-cell>
            </table:table-row>
          </table:table-header-rows>
          <table:table-rows>
            <table:table-row>
              <table:table-cell office:value-type="string">
                <text:p>MPKI=1</text:p>
                <draw:g>
                  <svg:desc>MPKI.D18:MPKI.D18</svg:desc>
                </draw:g>
              </table:table-cell>
              <table:table-cell office:value-type="float" office:value="0.849999999999995">
                <text:p>0.849999999999995</text:p>
                <draw:g>
                  <svg:desc>MPKI.E18:MPKI.Y18</svg:desc>
                </draw:g>
              </table:table-cell>
              <table:table-cell office:value-type="float" office:value="0.129999999999997">
                <text:p>0.129999999999997</text:p>
              </table:table-cell>
              <table:table-cell office:value-type="float" office:value="0.739999999999996">
                <text:p>0.739999999999996</text:p>
              </table:table-cell>
              <table:table-cell office:value-type="float" office:value="16.22">
                <text:p>16.22</text:p>
              </table:table-cell>
              <table:table-cell office:value-type="float" office:value="99.37">
                <text:p>99.37</text:p>
              </table:table-cell>
              <table:table-cell office:value-type="float" office:value="23.1">
                <text:p>23.1</text:p>
              </table:table-cell>
              <table:table-cell office:value-type="float" office:value="25.84">
                <text:p>25.84</text:p>
              </table:table-cell>
              <table:table-cell office:value-type="float" office:value="92.41">
                <text:p>92.41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179999999999991">
                <text:p>0.179999999999991</text:p>
              </table:table-cell>
              <table:table-cell office:value-type="float" office:value="0.469999999999993">
                <text:p>0.469999999999993</text:p>
              </table:table-cell>
              <table:table-cell office:value-type="float" office:value="2.08999999999999">
                <text:p>2.08999999999999</text:p>
              </table:table-cell>
              <table:table-cell office:value-type="float" office:value="0.229999999999997">
                <text:p>0.229999999999997</text:p>
              </table:table-cell>
              <table:table-cell office:value-type="float" office:value="0.319999999999998">
                <text:p>0.319999999999998</text:p>
              </table:table-cell>
              <table:table-cell office:value-type="float" office:value="99.97">
                <text:p>99.97</text:p>
              </table:table-cell>
              <table:table-cell office:value-type="float" office:value="3.75">
                <text:p>3.75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799999999999912">
                <text:p>0.0799999999999912</text:p>
              </table:table-cell>
              <table:table-cell office:value-type="float" office:value="NaN">
                <text:p>NaN</text:p>
              </table:table-cell>
              <table:table-cell office:value-type="float" office:value="20.3238888888889">
                <text:p>20.3238888888889</text:p>
              </table:table-cell>
              <table:table-cell office:value-type="float" office:value="97.25">
                <text:p>97.25</text:p>
              </table:table-cell>
            </table:table-row>
            <table:table-row>
              <table:table-cell office:value-type="string">
                <text:p>MPKI=2</text:p>
                <draw:g>
                  <svg:desc>MPKI.D19:MPKI.D19</svg:desc>
                </draw:g>
              </table:table-cell>
              <table:table-cell office:value-type="float" office:value="0.429999999999997">
                <text:p>0.429999999999997</text:p>
                <draw:g>
                  <svg:desc>MPKI.E19:MPKI.Y19</svg:desc>
                </draw:g>
              </table:table-cell>
              <table:table-cell office:value-type="float" office:value="0.129999999999997">
                <text:p>0.129999999999997</text:p>
              </table:table-cell>
              <table:table-cell office:value-type="float" office:value="0.509999999999999">
                <text:p>0.509999999999999</text:p>
              </table:table-cell>
              <table:table-cell office:value-type="float" office:value="16.06">
                <text:p>16.06</text:p>
              </table:table-cell>
              <table:table-cell office:value-type="float" office:value="98.54">
                <text:p>98.54</text:p>
              </table:table-cell>
              <table:table-cell office:value-type="float" office:value="17.83">
                <text:p>17.83</text:p>
              </table:table-cell>
              <table:table-cell office:value-type="float" office:value="7.71999999999999">
                <text:p>7.71999999999999</text:p>
              </table:table-cell>
              <table:table-cell office:value-type="float" office:value="90.44">
                <text:p>90.44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49999999999995">
                <text:p>0.249999999999995</text:p>
              </table:table-cell>
              <table:table-cell office:value-type="float" office:value="0.81">
                <text:p>0.81</text:p>
              </table:table-cell>
              <table:table-cell office:value-type="float" office:value="0.229999999999997">
                <text:p>0.229999999999997</text:p>
              </table:table-cell>
              <table:table-cell office:value-type="float" office:value="0.319999999999998">
                <text:p>0.319999999999998</text:p>
              </table:table-cell>
              <table:table-cell office:value-type="float" office:value="94.21">
                <text:p>94.21</text:p>
              </table:table-cell>
              <table:table-cell office:value-type="float" office:value="3.22">
                <text:p>3.22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8.3838888888889">
                <text:p>18.3838888888889</text:p>
              </table:table-cell>
              <table:table-cell office:value-type="float" office:value="94.3966666666667">
                <text:p>94.3966666666667</text:p>
              </table:table-cell>
            </table:table-row>
            <table:table-row>
              <table:table-cell office:value-type="string">
                <text:p>MPKI=3</text:p>
                <draw:g>
                  <svg:desc>MPKI.D20:MPKI.D20</svg:desc>
                </draw:g>
              </table:table-cell>
              <table:table-cell office:value-type="float" office:value="0.329999999999997">
                <text:p>0.329999999999997</text:p>
                <draw:g>
                  <svg:desc>MPKI.E20:MPKI.Y20</svg:desc>
                </draw:g>
              </table:table-cell>
              <table:table-cell office:value-type="float" office:value="0.129999999999997">
                <text:p>0.129999999999997</text:p>
              </table:table-cell>
              <table:table-cell office:value-type="float" office:value="0.359999999999994">
                <text:p>0.359999999999994</text:p>
              </table:table-cell>
              <table:table-cell office:value-type="float" office:value="15.87">
                <text:p>15.87</text:p>
              </table:table-cell>
              <table:table-cell office:value-type="float" office:value="94.56">
                <text:p>94.56</text:p>
              </table:table-cell>
              <table:table-cell office:value-type="float" office:value="15.11">
                <text:p>15.11</text:p>
              </table:table-cell>
              <table:table-cell office:value-type="float" office:value="1.44">
                <text:p>1.44</text:p>
              </table:table-cell>
              <table:table-cell office:value-type="float" office:value="89.41">
                <text:p>89.41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49999999999995">
                <text:p>0.249999999999995</text:p>
              </table:table-cell>
              <table:table-cell office:value-type="float" office:value="0.700000000000001">
                <text:p>0.700000000000001</text:p>
              </table:table-cell>
              <table:table-cell office:value-type="float" office:value="0.2">
                <text:p>0.2</text:p>
              </table:table-cell>
              <table:table-cell office:value-type="float" office:value="0.159999999999993">
                <text:p>0.159999999999993</text:p>
              </table:table-cell>
              <table:table-cell office:value-type="float" office:value="63.48">
                <text:p>63.48</text:p>
              </table:table-cell>
              <table:table-cell office:value-type="float" office:value="2.56">
                <text:p>2.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5.8205555555556">
                <text:p>15.8205555555556</text:p>
              </table:table-cell>
              <table:table-cell office:value-type="float" office:value="82.4833333333333">
                <text:p>82.4833333333333</text:p>
              </table:table-cell>
            </table:table-row>
            <table:table-row>
              <table:table-cell office:value-type="string">
                <text:p>MPKI=4</text:p>
                <draw:g>
                  <svg:desc>MPKI.D21:MPKI.D21</svg:desc>
                </draw:g>
              </table:table-cell>
              <table:table-cell office:value-type="float" office:value="0.279999999999991">
                <text:p>0.279999999999991</text:p>
                <draw:g>
                  <svg:desc>MPKI.E21:MPKI.Y21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49999999999995">
                <text:p>0.249999999999995</text:p>
              </table:table-cell>
              <table:table-cell office:value-type="float" office:value="15.83">
                <text:p>15.83</text:p>
              </table:table-cell>
              <table:table-cell office:value-type="float" office:value="84.78">
                <text:p>84.78</text:p>
              </table:table-cell>
              <table:table-cell office:value-type="float" office:value="13.17">
                <text:p>13.17</text:p>
              </table:table-cell>
              <table:table-cell office:value-type="float" office:value="1.06999999999999">
                <text:p>1.06999999999999</text:p>
              </table:table-cell>
              <table:table-cell office:value-type="float" office:value="88.76">
                <text:p>88.7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19999999999998">
                <text:p>0.219999999999998</text:p>
              </table:table-cell>
              <table:table-cell office:value-type="float" office:value="0.659999999999994">
                <text:p>0.659999999999994</text:p>
              </table:table-cell>
              <table:table-cell office:value-type="float" office:value="0.2">
                <text:p>0.2</text:p>
              </table:table-cell>
              <table:table-cell office:value-type="float" office:value="0.159999999999993">
                <text:p>0.159999999999993</text:p>
              </table:table-cell>
              <table:table-cell office:value-type="float" office:value="8.32999999999999">
                <text:p>8.32999999999999</text:p>
              </table:table-cell>
              <table:table-cell office:value-type="float" office:value="2.06">
                <text:p>2.0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2.0044444444444">
                <text:p>12.0044444444444</text:p>
              </table:table-cell>
              <table:table-cell office:value-type="float" office:value="60.6233333333333">
                <text:p>60.6233333333333</text:p>
              </table:table-cell>
            </table:table-row>
            <table:table-row>
              <table:table-cell office:value-type="string">
                <text:p>MPKI=5</text:p>
                <draw:g>
                  <svg:desc>MPKI.D22:MPKI.D22</svg:desc>
                </draw:g>
              </table:table-cell>
              <table:table-cell office:value-type="float" office:value="0.279999999999991">
                <text:p>0.279999999999991</text:p>
                <draw:g>
                  <svg:desc>MPKI.E22:MPKI.Y2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49999999999995">
                <text:p>0.249999999999995</text:p>
              </table:table-cell>
              <table:table-cell office:value-type="float" office:value="15.66">
                <text:p>15.66</text:p>
              </table:table-cell>
              <table:table-cell office:value-type="float" office:value="77.54">
                <text:p>77.54</text:p>
              </table:table-cell>
              <table:table-cell office:value-type="float" office:value="11.85">
                <text:p>11.85</text:p>
              </table:table-cell>
              <table:table-cell office:value-type="float" office:value="0.769999999999993">
                <text:p>0.769999999999993</text:p>
              </table:table-cell>
              <table:table-cell office:value-type="float" office:value="88.38">
                <text:p>88.38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19999999999998">
                <text:p>0.219999999999998</text:p>
              </table:table-cell>
              <table:table-cell office:value-type="float" office:value="0.539999999999996">
                <text:p>0.539999999999996</text:p>
              </table:table-cell>
              <table:table-cell office:value-type="float" office:value="0.2">
                <text:p>0.2</text:p>
              </table:table-cell>
              <table:table-cell office:value-type="float" office:value="0.159999999999993">
                <text:p>0.159999999999993</text:p>
              </table:table-cell>
              <table:table-cell office:value-type="float" office:value="0.949999999999995">
                <text:p>0.949999999999995</text:p>
              </table:table-cell>
              <table:table-cell office:value-type="float" office:value="1.92">
                <text:p>1.92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1.0572222222222">
                <text:p>11.0572222222222</text:p>
              </table:table-cell>
              <table:table-cell office:value-type="float" office:value="55.6233333333333">
                <text:p>55.62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table:cell-range-address="IPC.D17:IPC.Y22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IPC.E17:IPC.Y17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IPC.E18:IPC.Y18" chart:label-cell-address="IPC.D18:IPC.D18" chart:class="chart:bar">
            <chart:data-point chart:repeated="21"/>
          </chart:series>
          <chart:series chart:style-name="ch8" chart:values-cell-range-address="IPC.E19:IPC.Y19" chart:label-cell-address="IPC.D19:IPC.D19" chart:class="chart:bar">
            <chart:data-point chart:repeated="21"/>
          </chart:series>
          <chart:series chart:style-name="ch9" chart:values-cell-range-address="IPC.E20:IPC.Y20" chart:label-cell-address="IPC.D20:IPC.D20" chart:class="chart:bar">
            <chart:data-point chart:repeated="21"/>
          </chart:series>
          <chart:series chart:style-name="ch10" chart:values-cell-range-address="IPC.E21:IPC.Y21" chart:label-cell-address="IPC.D21:IPC.D21" chart:class="chart:bar">
            <chart:data-point chart:repeated="21"/>
          </chart:series>
          <chart:series chart:style-name="ch11" chart:values-cell-range-address="IPC.E22:IPC.Y22" chart:label-cell-address="IPC.D22:IPC.D22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IPC.E17:IPC.Y17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PC=2.5</text:p>
                <draw:g>
                  <svg:desc>IPC.D18:IPC.D18</svg:desc>
                </draw:g>
              </table:table-cell>
              <table:table-cell office:value-type="float" office:value="9.03999999999999">
                <text:p>9.03999999999999</text:p>
                <draw:g>
                  <svg:desc>IPC.E18:IPC.Y18</svg:desc>
                </draw:g>
              </table:table-cell>
              <table:table-cell office:value-type="float" office:value="98.54">
                <text:p>98.54</text:p>
              </table:table-cell>
              <table:table-cell office:value-type="float" office:value="9.95999999999999">
                <text:p>9.95999999999999</text:p>
              </table:table-cell>
              <table:table-cell office:value-type="float" office:value="2.37999999999999">
                <text:p>2.37999999999999</text:p>
              </table:table-cell>
              <table:table-cell office:value-type="float" office:value="0.339999999999996">
                <text:p>0.339999999999996</text:p>
              </table:table-cell>
              <table:table-cell office:value-type="float" office:value="6.66">
                <text:p>6.66</text:p>
              </table:table-cell>
              <table:table-cell office:value-type="float" office:value="65">
                <text:p>65</text:p>
              </table:table-cell>
              <table:table-cell office:value-type="float" office:value="2.56999999999999">
                <text:p>2.56999999999999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9.53">
                <text:p>99.53</text:p>
              </table:table-cell>
              <table:table-cell office:value-type="float" office:value="90.49">
                <text:p>90.49</text:p>
              </table:table-cell>
              <table:table-cell office:value-type="float" office:value="99.69">
                <text:p>99.69</text:p>
              </table:table-cell>
              <table:table-cell office:value-type="float" office:value="99.58">
                <text:p>99.58</text:p>
              </table:table-cell>
              <table:table-cell office:value-type="float" office:value="99.3">
                <text:p>99.3</text:p>
              </table:table-cell>
              <table:table-cell office:value-type="float" office:value="38.5">
                <text:p>38.5</text:p>
              </table:table-cell>
              <table:table-cell office:value-type="float" office:value="99.91">
                <text:p>99.91</text:p>
              </table:table-cell>
              <table:table-cell office:value-type="float" office:value="99.88">
                <text:p>99.88</text:p>
              </table:table-cell>
              <table:table-cell office:value-type="float" office:value="NaN">
                <text:p>NaN</text:p>
              </table:table-cell>
              <table:table-cell office:value-type="float" office:value="62.2794444444445">
                <text:p>62.2794444444445</text:p>
              </table:table-cell>
              <table:table-cell office:value-type="float" office:value="98.4357142857143">
                <text:p>98.4357142857143</text:p>
              </table:table-cell>
            </table:table-row>
            <table:table-row>
              <table:table-cell office:value-type="string">
                <text:p>IPC=3.0</text:p>
                <draw:g>
                  <svg:desc>IPC.D19:IPC.D19</svg:desc>
                </draw:g>
              </table:table-cell>
              <table:table-cell office:value-type="float" office:value="0.5">
                <text:p>0.5</text:p>
                <draw:g>
                  <svg:desc>IPC.E19:IPC.Y19</svg:desc>
                </draw:g>
              </table:table-cell>
              <table:table-cell office:value-type="float" office:value="89.36">
                <text:p>89.36</text:p>
              </table:table-cell>
              <table:table-cell office:value-type="float" office:value="7.81">
                <text:p>7.81</text:p>
              </table:table-cell>
              <table:table-cell office:value-type="float" office:value="1.14">
                <text:p>1.14</text:p>
              </table:table-cell>
              <table:table-cell office:value-type="float" office:value="0.179999999999991">
                <text:p>0.179999999999991</text:p>
              </table:table-cell>
              <table:table-cell office:value-type="float" office:value="0.949999999999995">
                <text:p>0.949999999999995</text:p>
              </table:table-cell>
              <table:table-cell office:value-type="float" office:value="29.65">
                <text:p>29.65</text:p>
              </table:table-cell>
              <table:table-cell office:value-type="float" office:value="2.05">
                <text:p>2.05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9.31">
                <text:p>99.31</text:p>
              </table:table-cell>
              <table:table-cell office:value-type="float" office:value="80.67">
                <text:p>80.67</text:p>
              </table:table-cell>
              <table:table-cell office:value-type="float" office:value="0">
                <text:p>0</text:p>
              </table:table-cell>
              <table:table-cell office:value-type="float" office:value="99.58">
                <text:p>99.58</text:p>
              </table:table-cell>
              <table:table-cell office:value-type="float" office:value="76.51">
                <text:p>76.51</text:p>
              </table:table-cell>
              <table:table-cell office:value-type="float" office:value="12.46">
                <text:p>12.46</text:p>
              </table:table-cell>
              <table:table-cell office:value-type="float" office:value="99.83">
                <text:p>99.83</text:p>
              </table:table-cell>
              <table:table-cell office:value-type="float" office:value="99.88">
                <text:p>99.88</text:p>
              </table:table-cell>
              <table:table-cell office:value-type="float" office:value="NaN">
                <text:p>NaN</text:p>
              </table:table-cell>
              <table:table-cell office:value-type="float" office:value="49.9744444444444">
                <text:p>49.9744444444444</text:p>
              </table:table-cell>
              <table:table-cell office:value-type="float" office:value="96.99">
                <text:p>96.99</text:p>
              </table:table-cell>
            </table:table-row>
            <table:table-row>
              <table:table-cell office:value-type="string">
                <text:p>IPC=3.5</text:p>
                <draw:g>
                  <svg:desc>IPC.D20:IPC.D20</svg:desc>
                </draw:g>
              </table:table-cell>
              <table:table-cell office:value-type="float" office:value="0">
                <text:p>0</text:p>
                <draw:g>
                  <svg:desc>IPC.E20:IPC.Y20</svg:desc>
                </draw:g>
              </table:table-cell>
              <table:table-cell office:value-type="float" office:value="15.03">
                <text:p>15.03</text:p>
              </table:table-cell>
              <table:table-cell office:value-type="float" office:value="5.95">
                <text:p>5.95</text:p>
              </table:table-cell>
              <table:table-cell office:value-type="float" office:value="0.479999999999992">
                <text:p>0.479999999999992</text:p>
              </table:table-cell>
              <table:table-cell office:value-type="float" office:value="0">
                <text:p>0</text:p>
              </table:table-cell>
              <table:table-cell office:value-type="float" office:value="0.379999999999991">
                <text:p>0.379999999999991</text:p>
              </table:table-cell>
              <table:table-cell office:value-type="float" office:value="4.61999999999999">
                <text:p>4.61999999999999</text:p>
              </table:table-cell>
              <table:table-cell office:value-type="float" office:value="0.219999999999998">
                <text:p>0.219999999999998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5.54">
                <text:p>95.54</text:p>
              </table:table-cell>
              <table:table-cell office:value-type="float" office:value="63.4">
                <text:p>63.4</text:p>
              </table:table-cell>
              <table:table-cell office:value-type="float" office:value="0">
                <text:p>0</text:p>
              </table:table-cell>
              <table:table-cell office:value-type="float" office:value="99.58">
                <text:p>99.58</text:p>
              </table:table-cell>
              <table:table-cell office:value-type="float" office:value="8.11">
                <text:p>8.11</text:p>
              </table:table-cell>
              <table:table-cell office:value-type="float" office:value="0.38999999999999">
                <text:p>0.38999999999999</text:p>
              </table:table-cell>
              <table:table-cell office:value-type="float" office:value="99.83">
                <text:p>99.83</text:p>
              </table:table-cell>
              <table:table-cell office:value-type="float" office:value="78.54">
                <text:p>78.54</text:p>
              </table:table-cell>
              <table:table-cell office:value-type="float" office:value="NaN">
                <text:p>NaN</text:p>
              </table:table-cell>
              <table:table-cell office:value-type="float" office:value="37.3116666666667">
                <text:p>37.3116666666667</text:p>
              </table:table-cell>
              <table:table-cell office:value-type="float" office:value="90.9185714285714">
                <text:p>90.9185714285714</text:p>
              </table:table-cell>
            </table:table-row>
            <table:table-row>
              <table:table-cell office:value-type="string">
                <text:p>IPC=4.0</text:p>
                <draw:g>
                  <svg:desc>IPC.D21:IPC.D21</svg:desc>
                </draw:g>
              </table:table-cell>
              <table:table-cell office:value-type="float" office:value="0">
                <text:p>0</text:p>
                <draw:g>
                  <svg:desc>IPC.E21:IPC.Y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.58999999999999">
                <text:p>3.58999999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9999999999996">
                <text:p>0.139999999999996</text:p>
              </table:table-cell>
              <table:table-cell office:value-type="float" office:value="0.369999999999993">
                <text:p>0.369999999999993</text:p>
              </table:table-cell>
              <table:table-cell office:value-type="float" office:value="0.0499999999999945">
                <text:p>0.0499999999999945</text:p>
              </table:table-cell>
              <table:table-cell office:value-type="float" office:value="0">
                <text:p>0</text:p>
              </table:table-cell>
              <table:table-cell office:value-type="float" office:value="99.69">
                <text:p>99.69</text:p>
              </table:table-cell>
              <table:table-cell office:value-type="float" office:value="0">
                <text:p>0</text:p>
              </table:table-cell>
              <table:table-cell office:value-type="float" office:value="45.26">
                <text:p>45.26</text:p>
              </table:table-cell>
              <table:table-cell office:value-type="float" office:value="0">
                <text:p>0</text:p>
              </table:table-cell>
              <table:table-cell office:value-type="float" office:value="99.58">
                <text:p>99.58</text:p>
              </table:table-cell>
              <table:table-cell office:value-type="float" office:value="0.0599999999999934">
                <text:p>0.0599999999999934</text:p>
              </table:table-cell>
              <table:table-cell office:value-type="float" office:value="0">
                <text:p>0</text:p>
              </table:table-cell>
              <table:table-cell office:value-type="float" office:value="99.79">
                <text:p>99.79</text:p>
              </table:table-cell>
              <table:table-cell office:value-type="float" office:value="63.39">
                <text:p>63.39</text:p>
              </table:table-cell>
              <table:table-cell office:value-type="float" office:value="NaN">
                <text:p>NaN</text:p>
              </table:table-cell>
              <table:table-cell office:value-type="float" office:value="22.8844444444444">
                <text:p>22.8844444444444</text:p>
              </table:table-cell>
              <table:table-cell office:value-type="float" office:value="58.2442857142857">
                <text:p>58.2442857142857</text:p>
              </table:table-cell>
            </table:table-row>
            <table:table-row>
              <table:table-cell office:value-type="string">
                <text:p>IPC=4.5</text:p>
                <draw:g>
                  <svg:desc>IPC.D22:IPC.D22</svg:desc>
                </draw:g>
              </table:table-cell>
              <table:table-cell office:value-type="float" office:value="0">
                <text:p>0</text:p>
                <draw:g>
                  <svg:desc>IPC.E22:IPC.Y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13">
                <text:p>3.13</text:p>
              </table:table-cell>
              <table:table-cell office:value-type="float" office:value="0">
                <text:p>0</text:p>
              </table:table-cell>
              <table:table-cell office:value-type="float" office:value="29.78">
                <text:p>29.78</text:p>
              </table:table-cell>
              <table:table-cell office:value-type="float" office:value="0">
                <text:p>0</text:p>
              </table:table-cell>
              <table:table-cell office:value-type="float" office:value="99.53">
                <text:p>99.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95">
                <text:p>1.95</text:p>
              </table:table-cell>
              <table:table-cell office:value-type="float" office:value="NaN">
                <text:p>NaN</text:p>
              </table:table-cell>
              <table:table-cell office:value-type="float" office:value="7.46611111111112">
                <text:p>7.46611111111112</text:p>
              </table:table-cell>
              <table:table-cell office:value-type="float" office:value="19.1985714285714">
                <text:p>19.19857142857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table:cell-range-address="ISR.D17:ISR.Y22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ISR.E17:ISR.Y17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ISR.E18:ISR.Y18" chart:label-cell-address="ISR.D18:ISR.D18" chart:class="chart:bar">
            <chart:data-point chart:repeated="21"/>
          </chart:series>
          <chart:series chart:style-name="ch8" chart:values-cell-range-address="ISR.E19:ISR.Y19" chart:label-cell-address="ISR.D19:ISR.D19" chart:class="chart:bar">
            <chart:data-point chart:repeated="21"/>
          </chart:series>
          <chart:series chart:style-name="ch9" chart:values-cell-range-address="ISR.E20:ISR.Y20" chart:label-cell-address="ISR.D20:ISR.D20" chart:class="chart:bar">
            <chart:data-point chart:repeated="21"/>
          </chart:series>
          <chart:series chart:style-name="ch10" chart:values-cell-range-address="ISR.E21:ISR.Y21" chart:label-cell-address="ISR.D21:ISR.D21" chart:class="chart:bar">
            <chart:data-point chart:repeated="21"/>
          </chart:series>
          <chart:series chart:style-name="ch11" chart:values-cell-range-address="ISR.E22:ISR.Y22" chart:label-cell-address="ISR.D22:ISR.D22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ISR.E17:ISR.Y17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SR=5</text:p>
                <draw:g>
                  <svg:desc>ISR.D18:ISR.D18</svg:desc>
                </draw:g>
              </table:table-cell>
              <table:table-cell office:value-type="float" office:value="0">
                <text:p>0</text:p>
                <draw:g>
                  <svg:desc>ISR.E18:ISR.Y18</svg:desc>
                </draw:g>
              </table:table-cell>
              <table:table-cell office:value-type="float" office:value="28.77">
                <text:p>28.77</text:p>
              </table:table-cell>
              <table:table-cell office:value-type="float" office:value="3.28999999999999">
                <text:p>3.28999999999999</text:p>
              </table:table-cell>
              <table:table-cell office:value-type="float" office:value="0.519999999999998">
                <text:p>0.519999999999998</text:p>
              </table:table-cell>
              <table:table-cell office:value-type="float" office:value="0">
                <text:p>0</text:p>
              </table:table-cell>
              <table:table-cell office:value-type="float" office:value="0.379999999999991">
                <text:p>0.379999999999991</text:p>
              </table:table-cell>
              <table:table-cell office:value-type="float" office:value="1.78999999999999">
                <text:p>1.78999999999999</text:p>
              </table:table-cell>
              <table:table-cell office:value-type="float" office:value="0.249999999999995">
                <text:p>0.249999999999995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8.72">
                <text:p>8.72</text:p>
              </table:table-cell>
              <table:table-cell office:value-type="float" office:value="23.39">
                <text:p>23.39</text:p>
              </table:table-cell>
              <table:table-cell office:value-type="float" office:value="0">
                <text:p>0</text:p>
              </table:table-cell>
              <table:table-cell office:value-type="float" office:value="99.47">
                <text:p>99.47</text:p>
              </table:table-cell>
              <table:table-cell office:value-type="float" office:value="0">
                <text:p>0</text:p>
              </table:table-cell>
              <table:table-cell office:value-type="float" office:value="0.28999999999999">
                <text:p>0.28999999999999</text:p>
              </table:table-cell>
              <table:table-cell office:value-type="float" office:value="99.79">
                <text:p>99.79</text:p>
              </table:table-cell>
              <table:table-cell office:value-type="float" office:value="52.47">
                <text:p>52.47</text:p>
              </table:table-cell>
              <table:table-cell office:value-type="float" office:value="NaN">
                <text:p>NaN</text:p>
              </table:table-cell>
              <table:table-cell office:value-type="float" office:value="28.815">
                <text:p>28.815</text:p>
              </table:table-cell>
              <table:table-cell office:value-type="float" office:value="69.0542857142857">
                <text:p>69.0542857142857</text:p>
              </table:table-cell>
            </table:table-row>
            <table:table-row>
              <table:table-cell office:value-type="string">
                <text:p>ISR=10</text:p>
                <draw:g>
                  <svg:desc>ISR.D19:ISR.D19</svg:desc>
                </draw:g>
              </table:table-cell>
              <table:table-cell office:value-type="float" office:value="0.169999999999992">
                <text:p>0.169999999999992</text:p>
                <draw:g>
                  <svg:desc>ISR.E19:ISR.Y19</svg:desc>
                </draw:g>
              </table:table-cell>
              <table:table-cell office:value-type="float" office:value="93.9">
                <text:p>93.9</text:p>
              </table:table-cell>
              <table:table-cell office:value-type="float" office:value="5.69999999999999">
                <text:p>5.69999999999999</text:p>
              </table:table-cell>
              <table:table-cell office:value-type="float" office:value="1.17999999999999">
                <text:p>1.17999999999999</text:p>
              </table:table-cell>
              <table:table-cell office:value-type="float" office:value="0.0199999999999978">
                <text:p>0.0199999999999978</text:p>
              </table:table-cell>
              <table:table-cell office:value-type="float" office:value="0.749999999999995">
                <text:p>0.749999999999995</text:p>
              </table:table-cell>
              <table:table-cell office:value-type="float" office:value="8.39">
                <text:p>8.39</text:p>
              </table:table-cell>
              <table:table-cell office:value-type="float" office:value="2.14">
                <text:p>2.14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8.91">
                <text:p>98.91</text:p>
              </table:table-cell>
              <table:table-cell office:value-type="float" office:value="39.58">
                <text:p>39.58</text:p>
              </table:table-cell>
              <table:table-cell office:value-type="float" office:value="66.95">
                <text:p>66.95</text:p>
              </table:table-cell>
              <table:table-cell office:value-type="float" office:value="99.47">
                <text:p>99.47</text:p>
              </table:table-cell>
              <table:table-cell office:value-type="float" office:value="4.73">
                <text:p>4.73</text:p>
              </table:table-cell>
              <table:table-cell office:value-type="float" office:value="6.97">
                <text:p>6.97</text:p>
              </table:table-cell>
              <table:table-cell office:value-type="float" office:value="99.79">
                <text:p>99.79</text:p>
              </table:table-cell>
              <table:table-cell office:value-type="float" office:value="59.38">
                <text:p>59.38</text:p>
              </table:table-cell>
              <table:table-cell office:value-type="float" office:value="NaN">
                <text:p>NaN</text:p>
              </table:table-cell>
              <table:table-cell office:value-type="float" office:value="43.7538888888889">
                <text:p>43.7538888888889</text:p>
              </table:table-cell>
              <table:table-cell office:value-type="float" office:value="85.2385714285714">
                <text:p>85.2385714285714</text:p>
              </table:table-cell>
            </table:table-row>
            <table:table-row>
              <table:table-cell office:value-type="string">
                <text:p>ISR=15</text:p>
                <draw:g>
                  <svg:desc>ISR.D20:ISR.D20</svg:desc>
                </draw:g>
              </table:table-cell>
              <table:table-cell office:value-type="float" office:value="4.30999999999999">
                <text:p>4.30999999999999</text:p>
                <draw:g>
                  <svg:desc>ISR.E20:ISR.Y20</svg:desc>
                </draw:g>
              </table:table-cell>
              <table:table-cell office:value-type="float" office:value="98.73">
                <text:p>98.73</text:p>
              </table:table-cell>
              <table:table-cell office:value-type="float" office:value="8.08">
                <text:p>8.08</text:p>
              </table:table-cell>
              <table:table-cell office:value-type="float" office:value="2.65">
                <text:p>2.65</text:p>
              </table:table-cell>
              <table:table-cell office:value-type="float" office:value="0.179999999999991">
                <text:p>0.179999999999991</text:p>
              </table:table-cell>
              <table:table-cell office:value-type="float" office:value="7.22999999999999">
                <text:p>7.22999999999999</text:p>
              </table:table-cell>
              <table:table-cell office:value-type="float" office:value="27.83">
                <text:p>27.83</text:p>
              </table:table-cell>
              <table:table-cell office:value-type="float" office:value="2.22">
                <text:p>2.22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9.17">
                <text:p>99.17</text:p>
              </table:table-cell>
              <table:table-cell office:value-type="float" office:value="54.87">
                <text:p>54.87</text:p>
              </table:table-cell>
              <table:table-cell office:value-type="float" office:value="79.37">
                <text:p>79.37</text:p>
              </table:table-cell>
              <table:table-cell office:value-type="float" office:value="99.53">
                <text:p>99.53</text:p>
              </table:table-cell>
              <table:table-cell office:value-type="float" office:value="27.25">
                <text:p>27.25</text:p>
              </table:table-cell>
              <table:table-cell office:value-type="float" office:value="35.54">
                <text:p>35.54</text:p>
              </table:table-cell>
              <table:table-cell office:value-type="float" office:value="99.83">
                <text:p>99.83</text:p>
              </table:table-cell>
              <table:table-cell office:value-type="float" office:value="67.34">
                <text:p>67.34</text:p>
              </table:table-cell>
              <table:table-cell office:value-type="float" office:value="NaN">
                <text:p>NaN</text:p>
              </table:table-cell>
              <table:table-cell office:value-type="float" office:value="50.7594444444444">
                <text:p>50.7594444444444</text:p>
              </table:table-cell>
              <table:table-cell office:value-type="float" office:value="88.6114285714286">
                <text:p>88.6114285714286</text:p>
              </table:table-cell>
            </table:table-row>
            <table:table-row>
              <table:table-cell office:value-type="string">
                <text:p>ISR=20</text:p>
                <draw:g>
                  <svg:desc>ISR.D21:ISR.D21</svg:desc>
                </draw:g>
              </table:table-cell>
              <table:table-cell office:value-type="float" office:value="23.89">
                <text:p>23.89</text:p>
                <draw:g>
                  <svg:desc>ISR.E21:ISR.Y21</svg:desc>
                </draw:g>
              </table:table-cell>
              <table:table-cell office:value-type="float" office:value="99.58">
                <text:p>99.58</text:p>
              </table:table-cell>
              <table:table-cell office:value-type="float" office:value="15.95">
                <text:p>15.95</text:p>
              </table:table-cell>
              <table:table-cell office:value-type="float" office:value="6.12999999999999">
                <text:p>6.12999999999999</text:p>
              </table:table-cell>
              <table:table-cell office:value-type="float" office:value="0.269999999999992">
                <text:p>0.269999999999992</text:p>
              </table:table-cell>
              <table:table-cell office:value-type="float" office:value="29.66">
                <text:p>29.66</text:p>
              </table:table-cell>
              <table:table-cell office:value-type="float" office:value="49.19">
                <text:p>49.19</text:p>
              </table:table-cell>
              <table:table-cell office:value-type="float" office:value="2.56">
                <text:p>2.56</text:p>
              </table:table-cell>
              <table:table-cell office:value-type="float" office:value="99.88">
                <text:p>99.88</text:p>
              </table:table-cell>
              <table:table-cell office:value-type="float" office:value="99.69">
                <text:p>99.69</text:p>
              </table:table-cell>
              <table:table-cell office:value-type="float" office:value="99.31">
                <text:p>99.31</text:p>
              </table:table-cell>
              <table:table-cell office:value-type="float" office:value="72.85">
                <text:p>72.85</text:p>
              </table:table-cell>
              <table:table-cell office:value-type="float" office:value="99.72">
                <text:p>99.72</text:p>
              </table:table-cell>
              <table:table-cell office:value-type="float" office:value="99.58">
                <text:p>99.58</text:p>
              </table:table-cell>
              <table:table-cell office:value-type="float" office:value="87.42">
                <text:p>87.42</text:p>
              </table:table-cell>
              <table:table-cell office:value-type="float" office:value="40.67">
                <text:p>40.67</text:p>
              </table:table-cell>
              <table:table-cell office:value-type="float" office:value="99.83">
                <text:p>99.83</text:p>
              </table:table-cell>
              <table:table-cell office:value-type="float" office:value="75.22">
                <text:p>75.22</text:p>
              </table:table-cell>
              <table:table-cell office:value-type="float" office:value="NaN">
                <text:p>NaN</text:p>
              </table:table-cell>
              <table:table-cell office:value-type="float" office:value="61.1888888888889">
                <text:p>61.1888888888889</text:p>
              </table:table-cell>
              <table:table-cell office:value-type="float" office:value="92.3371428571429">
                <text:p>92.3371428571429</text:p>
              </table:table-cell>
            </table:table-row>
            <table:table-row>
              <table:table-cell office:value-type="string">
                <text:p>ISR=25</text:p>
                <draw:g>
                  <svg:desc>ISR.D22:ISR.D22</svg:desc>
                </draw:g>
              </table:table-cell>
              <table:table-cell office:value-type="float" office:value="67.23">
                <text:p>67.23</text:p>
                <draw:g>
                  <svg:desc>ISR.E22:ISR.Y22</svg:desc>
                </draw:g>
              </table:table-cell>
              <table:table-cell office:value-type="float" office:value="99.71">
                <text:p>99.71</text:p>
              </table:table-cell>
              <table:table-cell office:value-type="float" office:value="64.76">
                <text:p>64.76</text:p>
              </table:table-cell>
              <table:table-cell office:value-type="float" office:value="11.41">
                <text:p>11.41</text:p>
              </table:table-cell>
              <table:table-cell office:value-type="float" office:value="0.439999999999996">
                <text:p>0.439999999999996</text:p>
              </table:table-cell>
              <table:table-cell office:value-type="float" office:value="48.62">
                <text:p>48.62</text:p>
              </table:table-cell>
              <table:table-cell office:value-type="float" office:value="60.99">
                <text:p>60.99</text:p>
              </table:table-cell>
              <table:table-cell office:value-type="float" office:value="2.95">
                <text:p>2.95</text:p>
              </table:table-cell>
              <table:table-cell office:value-type="float" office:value="99.88">
                <text:p>99.88</text:p>
              </table:table-cell>
              <table:table-cell office:value-type="float" office:value="99.69">
                <text:p>99.69</text:p>
              </table:table-cell>
              <table:table-cell office:value-type="float" office:value="99.35">
                <text:p>99.35</text:p>
              </table:table-cell>
              <table:table-cell office:value-type="float" office:value="85.84">
                <text:p>85.84</text:p>
              </table:table-cell>
              <table:table-cell office:value-type="float" office:value="99.75">
                <text:p>99.75</text:p>
              </table:table-cell>
              <table:table-cell office:value-type="float" office:value="99.58">
                <text:p>99.58</text:p>
              </table:table-cell>
              <table:table-cell office:value-type="float" office:value="99.2">
                <text:p>99.2</text:p>
              </table:table-cell>
              <table:table-cell office:value-type="float" office:value="41.26">
                <text:p>41.26</text:p>
              </table:table-cell>
              <table:table-cell office:value-type="float" office:value="99.83">
                <text:p>99.83</text:p>
              </table:table-cell>
              <table:table-cell office:value-type="float" office:value="82.89">
                <text:p>82.89</text:p>
              </table:table-cell>
              <table:table-cell office:value-type="float" office:value="NaN">
                <text:p>NaN</text:p>
              </table:table-cell>
              <table:table-cell office:value-type="float" office:value="70.1877777777778">
                <text:p>70.1877777777778</text:p>
              </table:table-cell>
              <table:table-cell office:value-type="float" office:value="95.2942857142857">
                <text:p>95.29428571428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